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eorgi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6LVL2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3" text:style-name="WW_CharLFO6LVL3" text:bullet-char="-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style-name="WW_CharLFO6LVL4" text:bullet-char="-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6LVL5" text:bullet-char="-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6" text:style-name="WW_CharLFO6LVL6" text:bullet-char="-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style-name="WW_CharLFO6LVL7" text:bullet-char="-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6LVL8" text:bullet-char="-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  <text:list-level-style-bullet text:level="9" text:style-name="WW_CharLFO6LVL9" text:bullet-char="-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Titolo1" style:master-page-name="MP0" style:family="paragraph">
      <style:paragraph-properties fo:break-before="page" fo:text-align="start" style:page-number="1"/>
      <style:text-properties fo:font-weight="bold" style:font-weight-asian="bold" fo:language="it" fo:country="IT"/>
    </style:style>
    <style:style style:name="P2" style:parent-style-name="Normale" style:family="paragraph">
      <style:paragraph-properties fo:text-align="start"/>
      <style:text-properties fo:language="it" fo:country="IT"/>
    </style:style>
    <style:style style:name="P3" style:parent-style-name="Normale" style:family="paragraph">
      <style:paragraph-properties fo:text-align="start"/>
    </style:style>
    <style:style style:name="T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P5" style:parent-style-name="Normale" style:family="paragraph">
      <style:paragraph-properties fo:text-align="start" fo:text-indent="0.5in"/>
    </style:style>
    <style:style style:name="T6" style:parent-style-name="Car.predefinitoparagrafo" style:family="text">
      <style:text-properties fo:font-size="12pt" style:font-size-asian="12pt" style:font-size-complex="12pt" fo:language="it" fo:country="IT"/>
    </style:style>
    <style:style style:name="T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8" style:parent-style-name="Car.predefinitoparagrafo" style:family="text">
      <style:text-properties fo:font-size="12pt" style:font-size-asian="12pt" style:font-size-complex="12pt" fo:language="it" fo:country="IT"/>
    </style:style>
    <style:style style:name="P9" style:parent-style-name="Normale" style:family="paragraph">
      <style:paragraph-properties fo:text-align="start" fo:text-indent="0.5in"/>
    </style:style>
    <style:style style:name="T10" style:parent-style-name="Car.predefinitoparagrafo" style:family="text">
      <style:text-properties fo:font-size="12pt" style:font-size-asian="12pt" style:font-size-complex="12pt" fo:language="it" fo:country="IT"/>
    </style:style>
    <style:style style:name="T11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12" style:parent-style-name="Titolo2" style:family="paragraph">
      <style:paragraph-properties fo:text-align="start"/>
    </style:style>
    <style:style style:name="T13" style:parent-style-name="Car.predefinitoparagrafo" style:family="text">
      <style:text-properties fo:language="it" fo:country="IT"/>
    </style:style>
    <style:style style:name="T14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15" style:parent-style-name="Car.predefinitoparagrafo" style:family="text">
      <style:text-properties fo:language="it" fo:country="IT"/>
    </style:style>
    <style:style style:name="P16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7" style:parent-style-name="Paragrafoelenco" style:family="paragraph">
      <style:paragraph-properties fo:text-align="start"/>
    </style:style>
    <style:style style:name="T18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19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20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21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22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23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2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5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26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7" style:parent-style-name="Normale" style:family="paragraph">
      <style:paragraph-properties fo:text-align="start"/>
      <style:text-properties style:font-weight-complex="bold" fo:font-size="12pt" style:font-size-asian="12pt" style:font-size-complex="12pt" fo:language="it" fo:country="IT"/>
    </style:style>
    <style:style style:name="P28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29" style:parent-style-name="Normale" style:family="paragraph">
      <style:paragraph-properties fo:text-align="start"/>
    </style:style>
    <style:style style:name="T30" style:parent-style-name="Car.predefinitoparagrafo" style:family="text">
      <style:text-properties fo:font-size="12pt" style:font-size-asian="12pt" style:font-size-complex="12pt" fo:language="it" fo:country="IT"/>
    </style:style>
    <style:style style:name="T3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2" style:parent-style-name="Car.predefinitoparagrafo" style:family="text">
      <style:text-properties fo:font-size="12pt" style:font-size-asian="12pt" style:font-size-complex="12pt" fo:language="it" fo:country="IT"/>
    </style:style>
    <style:style style:name="P33" style:parent-style-name="Normale" style:family="paragraph">
      <style:paragraph-properties fo:text-align="start"/>
    </style:style>
    <style:style style:name="T3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5" style:parent-style-name="Car.predefinitoparagrafo" style:family="text">
      <style:text-properties fo:font-size="12pt" style:font-size-asian="12pt" style:font-size-complex="12pt" fo:language="it" fo:country="IT"/>
    </style:style>
    <style:style style:name="T36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37" style:parent-style-name="Car.predefinitoparagrafo" style:family="text">
      <style:text-properties fo:font-size="12pt" style:font-size-asian="12pt" style:font-size-complex="12pt" fo:language="it" fo:country="IT"/>
    </style:style>
    <style:style style:name="T38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39" style:parent-style-name="Car.predefinitoparagrafo" style:family="text">
      <style:text-properties fo:font-size="12pt" style:font-size-asian="12pt" style:font-size-complex="12pt" fo:language="it" fo:country="IT"/>
    </style:style>
    <style:style style:name="T40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41" style:parent-style-name="Normale" style:family="paragraph">
      <style:paragraph-properties fo:text-align="start"/>
    </style:style>
    <style:style style:name="T42" style:parent-style-name="Car.predefinitoparagrafo" style:family="text">
      <style:text-properties fo:font-size="12pt" style:font-size-asian="12pt" style:font-size-complex="12pt" fo:language="it" fo:country="IT"/>
    </style:style>
    <style:style style:name="T4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4" style:parent-style-name="Car.predefinitoparagrafo" style:family="text">
      <style:text-properties fo:font-size="12pt" style:font-size-asian="12pt" style:font-size-complex="12pt" fo:language="it" fo:country="IT"/>
    </style:style>
    <style:style style:name="T4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46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47" style:parent-style-name="Normale" style:family="paragraph">
      <style:paragraph-properties fo:text-align="start"/>
    </style:style>
    <style:style style:name="T48" style:parent-style-name="Car.predefinitoparagrafo" style:family="text">
      <style:text-properties fo:font-size="12pt" style:font-size-asian="12pt" style:font-size-complex="12pt" fo:language="it" fo:country="IT"/>
    </style:style>
    <style:style style:name="T4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0" style:parent-style-name="Car.predefinitoparagrafo" style:family="text">
      <style:text-properties fo:font-size="12pt" style:font-size-asian="12pt" style:font-size-complex="12pt" fo:language="it" fo:country="IT"/>
    </style:style>
    <style:style style:name="T51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52" style:parent-style-name="Car.predefinitoparagrafo" style:family="text">
      <style:text-properties fo:font-size="12pt" style:font-size-asian="12pt" style:font-size-complex="12pt" fo:language="it" fo:country="IT"/>
    </style:style>
    <style:style style:name="T5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4" style:parent-style-name="Car.predefinitoparagrafo" style:family="text">
      <style:text-properties fo:font-size="12pt" style:font-size-asian="12pt" style:font-size-complex="12pt" fo:language="it" fo:country="IT"/>
    </style:style>
    <style:style style:name="T5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6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5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8" style:parent-style-name="Car.predefinitoparagrafo" style:family="text">
      <style:text-properties fo:font-size="12pt" style:font-size-asian="12pt" style:font-size-complex="12pt" fo:language="it" fo:country="IT"/>
    </style:style>
    <style:style style:name="T59" style:parent-style-name="Car.predefinitoparagrafo" style:family="text">
      <style:text-properties fo:font-size="12pt" style:font-size-asian="12pt" style:font-size-complex="12pt" fo:language="it" fo:country="IT"/>
    </style:style>
    <style:style style:name="T6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61" style:parent-style-name="Car.predefinitoparagrafo" style:family="text">
      <style:text-properties fo:font-size="12pt" style:font-size-asian="12pt" style:font-size-complex="12pt" fo:language="it" fo:country="IT"/>
    </style:style>
    <style:style style:name="P62" style:parent-style-name="Normale" style:family="paragraph">
      <style:paragraph-properties fo:text-align="start"/>
    </style:style>
    <style:style style:name="T6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6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65" style:parent-style-name="Car.predefinitoparagrafo" style:family="text">
      <style:text-properties fo:font-size="12pt" style:font-size-asian="12pt" style:font-size-complex="12pt" fo:language="it" fo:country="IT"/>
    </style:style>
    <style:style style:name="T6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67" style:parent-style-name="Normale" style:family="paragraph">
      <style:paragraph-properties fo:text-align="start"/>
    </style:style>
    <style:style style:name="T6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69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7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71" style:parent-style-name="Normale" style:family="paragraph">
      <style:paragraph-properties fo:text-align="start"/>
    </style:style>
    <style:style style:name="T72" style:parent-style-name="Car.predefinitoparagrafo" style:family="text">
      <style:text-properties fo:font-size="12pt" style:font-size-asian="12pt" style:font-size-complex="12pt" fo:language="it" fo:country="IT"/>
    </style:style>
    <style:style style:name="T7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74" style:parent-style-name="Car.predefinitoparagrafo" style:family="text">
      <style:text-properties fo:font-size="12pt" style:font-size-asian="12pt" style:font-size-complex="12pt" fo:language="it" fo:country="IT"/>
    </style:style>
    <style:style style:name="T7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76" style:parent-style-name="Car.predefinitoparagrafo" style:family="text">
      <style:text-properties fo:font-size="12pt" style:font-size-asian="12pt" style:font-size-complex="12pt" fo:language="it" fo:country="IT"/>
    </style:style>
    <style:style style:name="T7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78" style:parent-style-name="Car.predefinitoparagrafo" style:family="text">
      <style:text-properties fo:font-size="12pt" style:font-size-asian="12pt" style:font-size-complex="12pt" fo:language="it" fo:country="IT"/>
    </style:style>
    <style:style style:name="T7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80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81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82" style:parent-style-name="Car.predefinitoparagrafo" style:family="text">
      <style:text-properties fo:font-size="12pt" style:font-size-asian="12pt" style:font-size-complex="12pt" fo:language="it" fo:country="IT"/>
    </style:style>
    <style:style style:name="T8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84" style:parent-style-name="Car.predefinitoparagrafo" style:family="text">
      <style:text-properties fo:font-size="12pt" style:font-size-asian="12pt" style:font-size-complex="12pt" fo:language="it" fo:country="IT"/>
    </style:style>
    <style:style style:name="P85" style:parent-style-name="Normale" style:family="paragraph">
      <style:paragraph-properties fo:text-align="start"/>
    </style:style>
    <style:style style:name="T8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8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88" style:parent-style-name="Car.predefinitoparagrafo" style:family="text">
      <style:text-properties fo:font-size="12pt" style:font-size-asian="12pt" style:font-size-complex="12pt" fo:language="it" fo:country="IT"/>
    </style:style>
    <style:style style:name="T8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90" style:parent-style-name="Normale" style:family="paragraph">
      <style:paragraph-properties fo:text-align="start"/>
    </style:style>
    <style:style style:name="T9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92" style:parent-style-name="Car.predefinitoparagrafo" style:family="text">
      <style:text-properties fo:font-size="12pt" style:font-size-asian="12pt" style:font-size-complex="12pt" fo:language="it" fo:country="IT"/>
    </style:style>
    <style:style style:name="T93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94" style:parent-style-name="Car.predefinitoparagrafo" style:family="text">
      <style:text-properties fo:font-size="12pt" style:font-size-asian="12pt" style:font-size-complex="12pt" fo:language="it" fo:country="IT"/>
    </style:style>
    <style:style style:name="T9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96" style:parent-style-name="Normale" style:family="paragraph">
      <style:paragraph-properties fo:text-align="start"/>
    </style:style>
    <style:style style:name="T9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98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9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100" style:parent-style-name="Normale" style:family="paragraph">
      <style:paragraph-properties fo:text-align="start"/>
      <style:text-properties fo:language="it" fo:country="IT"/>
    </style:style>
    <style:style style:name="P101" style:parent-style-name="Titolo2" style:family="paragraph">
      <style:paragraph-properties fo:text-align="start"/>
    </style:style>
    <style:style style:name="T102" style:parent-style-name="Car.predefinitoparagrafo" style:family="text">
      <style:text-properties fo:language="it" fo:country="IT"/>
    </style:style>
    <style:style style:name="T103" style:parent-style-name="Car.predefinitoparagrafo" style:family="text">
      <style:text-properties fo:language="it" fo:country="IT"/>
    </style:style>
    <style:style style:name="T104" style:parent-style-name="Car.predefinitoparagrafo" style:family="text">
      <style:text-properties fo:language="it" fo:country="IT"/>
    </style:style>
    <style:style style:name="T105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106" style:parent-style-name="Car.predefinitoparagrafo" style:family="text">
      <style:text-properties fo:language="it" fo:country="IT"/>
    </style:style>
    <style:style style:name="P107" style:parent-style-name="Normale" style:family="paragraph">
      <style:paragraph-properties fo:text-align="start"/>
    </style:style>
    <style:style style:name="T10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09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110" style:parent-style-name="Normale" style:family="paragraph">
      <style:paragraph-properties fo:text-align="start"/>
    </style:style>
    <style:style style:name="T111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12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113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14" style:parent-style-name="Titolo2" style:family="paragraph">
      <style:paragraph-properties fo:text-align="start"/>
    </style:style>
    <style:style style:name="T115" style:parent-style-name="Car.predefinitoparagrafo" style:family="text">
      <style:text-properties fo:language="it" fo:country="IT"/>
    </style:style>
    <style:style style:name="T116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117" style:parent-style-name="Car.predefinitoparagrafo" style:family="text">
      <style:text-properties fo:language="it" fo:country="IT"/>
    </style:style>
    <style:style style:name="P118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19" style:parent-style-name="Normale" style:family="paragraph"/>
    <style:style style:name="T120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21" style:parent-style-name="Car.predefinitoparagrafo" style:family="text">
      <style:text-properties fo:font-size="12pt" style:font-size-asian="12pt" style:font-size-complex="12pt" fo:language="it" fo:country="IT"/>
    </style:style>
    <style:style style:name="T12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23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2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25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126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2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128" style:parent-style-name="Normale" style:family="paragraph">
      <style:text-properties fo:language="it" fo:country="IT"/>
    </style:style>
    <style:style style:name="P129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30" style:parent-style-name="Normale" style:family="paragraph">
      <style:paragraph-properties fo:text-align="start"/>
    </style:style>
    <style:style style:name="T131" style:parent-style-name="Car.predefinitoparagrafo" style:family="text">
      <style:text-properties fo:font-size="12pt" style:font-size-asian="12pt" style:font-size-complex="12pt" fo:language="it" fo:country="IT"/>
    </style:style>
    <style:style style:name="T132" style:parent-style-name="Car.predefinitoparagrafo" style:family="text">
      <style:text-properties fo:font-size="12pt" style:font-size-asian="12pt" style:font-size-complex="12pt" fo:language="it" fo:country="IT"/>
    </style:style>
    <style:style style:name="T13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34" style:parent-style-name="Car.predefinitoparagrafo" style:family="text">
      <style:text-properties fo:font-size="12pt" style:font-size-asian="12pt" style:font-size-complex="12pt" fo:language="it" fo:country="IT"/>
    </style:style>
    <style:style style:name="P135" style:parent-style-name="Normale" style:family="paragraph">
      <style:paragraph-properties fo:text-align="start"/>
    </style:style>
    <style:style style:name="T13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37" style:parent-style-name="Car.predefinitoparagrafo" style:family="text">
      <style:text-properties fo:font-size="12pt" style:font-size-asian="12pt" style:font-size-complex="12pt" fo:language="it" fo:country="IT"/>
    </style:style>
    <style:style style:name="T13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39" style:parent-style-name="Car.predefinitoparagrafo" style:family="text">
      <style:text-properties fo:font-size="12pt" style:font-size-asian="12pt" style:font-size-complex="12pt" fo:language="it" fo:country="IT"/>
    </style:style>
    <style:style style:name="T140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141" style:parent-style-name="Normale" style:family="paragraph">
      <style:paragraph-properties fo:text-align="start"/>
    </style:style>
    <style:style style:name="T14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43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44" style:parent-style-name="Car.predefinitoparagrafo" style:family="text">
      <style:text-properties fo:font-weight="bold" style:font-weight-asian="bold" fo:font-style="italic" style:font-style-asian="italic" fo:font-size="12pt" style:font-size-asian="12pt" style:font-size-complex="12pt" fo:language="it" fo:country="IT"/>
    </style:style>
    <style:style style:name="T14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146" style:parent-style-name="Normale" style:family="paragraph">
      <style:paragraph-properties fo:text-align="start" fo:margin-left="0.5in">
        <style:tab-stops/>
      </style:paragraph-properties>
      <style:text-properties fo:font-style="italic" style:font-style-asian="italic" fo:font-size="12pt" style:font-size-asian="12pt" style:font-size-complex="12pt" fo:language="it" fo:country="IT"/>
    </style:style>
    <style:style style:name="P147" style:parent-style-name="Normale" style:family="paragraph">
      <style:paragraph-properties fo:text-align="start"/>
      <style:text-properties fo:font-style="italic" style:font-style-asian="italic" fo:font-size="12pt" style:font-size-asian="12pt" style:font-size-complex="12pt" fo:language="it" fo:country="IT"/>
    </style:style>
    <style:style style:name="P148" style:parent-style-name="Titolo2" style:family="paragraph">
      <style:paragraph-properties fo:text-align="start"/>
      <style:text-properties fo:language="it" fo:country="IT"/>
    </style:style>
    <style:style style:name="P149" style:parent-style-name="Titolo2" style:family="paragraph">
      <style:paragraph-properties fo:text-align="start"/>
    </style:style>
    <style:style style:name="T150" style:parent-style-name="Car.predefinitoparagrafo" style:family="text">
      <style:text-properties fo:language="it" fo:country="IT"/>
    </style:style>
    <style:style style:name="T151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152" style:parent-style-name="Car.predefinitoparagrafo" style:family="text">
      <style:text-properties fo:language="it" fo:country="IT"/>
    </style:style>
    <style:style style:name="P153" style:parent-style-name="Normale" style:family="paragraph">
      <style:paragraph-properties fo:text-align="start"/>
    </style:style>
    <style:style style:name="T15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P155" style:parent-style-name="Paragrafoelenco" style:family="paragraph">
      <style:paragraph-properties fo:text-align="start"/>
    </style:style>
    <style:style style:name="T156" style:parent-style-name="Car.predefinitoparagrafo" style:family="text">
      <style:text-properties fo:font-size="12pt" style:font-size-asian="12pt" style:font-size-complex="12pt" fo:language="it" fo:country="IT"/>
    </style:style>
    <style:style style:name="T15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58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5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60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161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6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163" style:parent-style-name="Normale" style:family="paragraph">
      <style:paragraph-properties fo:text-align="start"/>
    </style:style>
    <style:style style:name="T16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65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16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67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168" style:parent-style-name="Normale" style:family="paragraph">
      <style:paragraph-properties fo:text-align="start"/>
      <style:text-properties fo:font-size="12pt" style:font-size-asian="12pt" style:font-size-complex="12pt" fo:language="it" fo:country="IT"/>
    </style:style>
    <style:style style:name="P169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70" style:parent-style-name="Paragrafoelenco" style:family="paragraph">
      <style:paragraph-properties fo:text-align="start"/>
    </style:style>
    <style:style style:name="T171" style:parent-style-name="Car.predefinitoparagrafo" style:family="text">
      <style:text-properties fo:font-size="12pt" style:font-size-asian="12pt" style:font-size-complex="12pt" fo:language="it" fo:country="IT"/>
    </style:style>
    <style:style style:name="T172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73" style:parent-style-name="Car.predefinitoparagrafo" style:family="text">
      <style:text-properties fo:font-size="12pt" style:font-size-asian="12pt" style:font-size-complex="12pt" fo:language="it" fo:country="IT"/>
    </style:style>
    <style:style style:name="T174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175" style:parent-style-name="Car.predefinitoparagrafo" style:family="text">
      <style:text-properties fo:font-size="12pt" style:font-size-asian="12pt" style:font-size-complex="12pt" fo:language="it" fo:country="IT"/>
    </style:style>
    <style:style style:name="T176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177" style:parent-style-name="Car.predefinitoparagrafo" style:family="text">
      <style:text-properties fo:font-size="12pt" style:font-size-asian="12pt" style:font-size-complex="12pt" fo:language="it" fo:country="IT"/>
    </style:style>
    <style:style style:name="T178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179" style:parent-style-name="Car.predefinitoparagrafo" style:family="text">
      <style:text-properties fo:font-size="12pt" style:font-size-asian="12pt" style:font-size-complex="12pt" fo:language="it" fo:country="IT"/>
    </style:style>
    <style:style style:name="P180" style:parent-style-name="Normale" style:family="paragraph">
      <style:paragraph-properties fo:text-align="start"/>
      <style:text-properties fo:font-size="12pt" style:font-size-asian="12pt" style:font-size-complex="12pt" fo:language="it" fo:country="IT"/>
    </style:style>
    <style:style style:name="P181" style:parent-style-name="Titolo2" style:family="paragraph">
      <style:paragraph-properties fo:text-align="start"/>
      <style:text-properties fo:language="it" fo:country="IT"/>
    </style:style>
    <style:style style:name="P182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83" style:parent-style-name="Paragrafoelenco" style:family="paragraph">
      <style:paragraph-properties fo:text-align="start"/>
    </style:style>
    <style:style style:name="T184" style:parent-style-name="Car.predefinitoparagrafo" style:family="text">
      <style:text-properties fo:font-size="12pt" style:font-size-asian="12pt" style:font-size-complex="12pt" fo:language="it" fo:country="IT"/>
    </style:style>
    <style:style style:name="T18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86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8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88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189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9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191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92" style:parent-style-name="Paragrafoelenco" style:family="paragraph">
      <style:paragraph-properties fo:text-align="start"/>
    </style:style>
    <style:style style:name="T193" style:parent-style-name="Car.predefinitoparagrafo" style:family="text">
      <style:text-properties fo:font-size="12pt" style:font-size-asian="12pt" style:font-size-complex="12pt" fo:language="it" fo:country="IT"/>
    </style:style>
    <style:style style:name="T19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95" style:parent-style-name="Car.predefinitoparagrafo" style:family="text">
      <style:text-properties fo:font-size="12pt" style:font-size-asian="12pt" style:font-size-complex="12pt" fo:language="it" fo:country="IT"/>
    </style:style>
    <style:style style:name="T19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97" style:parent-style-name="Car.predefinitoparagrafo" style:family="text">
      <style:text-properties fo:font-size="12pt" style:font-size-asian="12pt" style:font-size-complex="12pt" fo:language="it" fo:country="IT"/>
    </style:style>
    <style:style style:name="T19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99" style:parent-style-name="Car.predefinitoparagrafo" style:family="text">
      <style:text-properties fo:font-size="12pt" style:font-size-asian="12pt" style:font-size-complex="12pt" fo:language="it" fo:country="IT"/>
    </style:style>
    <style:style style:name="T200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01" style:parent-style-name="Normale" style:family="paragraph">
      <style:paragraph-properties fo:text-align="start"/>
      <style:text-properties fo:font-size="12pt" style:font-size-asian="12pt" style:font-size-complex="12pt" fo:language="it" fo:country="IT"/>
    </style:style>
    <style:style style:name="P202" style:parent-style-name="Titolo2" style:family="paragraph">
      <style:paragraph-properties fo:text-align="start"/>
      <style:text-properties fo:language="it" fo:country="IT"/>
    </style:style>
    <style:style style:name="P203" style:parent-style-name="Normale" style:family="paragraph">
      <style:paragraph-properties fo:text-align="start"/>
    </style:style>
    <style:style style:name="T20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05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206" style:parent-style-name="Normale" style:family="paragraph">
      <style:paragraph-properties fo:text-align="start"/>
    </style:style>
    <style:style style:name="T20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08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209" style:parent-style-name="Normale" style:family="paragraph">
      <style:paragraph-properties fo:text-align="start"/>
      <style:text-properties fo:font-style="italic" style:font-style-asian="italic" fo:font-size="12pt" style:font-size-asian="12pt" style:font-size-complex="12pt" fo:language="it" fo:country="IT"/>
    </style:style>
    <style:style style:name="P210" style:parent-style-name="Titolo2" style:family="paragraph">
      <style:paragraph-properties fo:text-align="start"/>
    </style:style>
    <style:style style:name="T211" style:parent-style-name="Car.predefinitoparagrafo" style:family="text">
      <style:text-properties fo:language="it" fo:country="IT"/>
    </style:style>
    <style:style style:name="T212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13" style:parent-style-name="Car.predefinitoparagrafo" style:family="text">
      <style:text-properties fo:language="it" fo:country="IT"/>
    </style:style>
    <style:style style:name="T214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15" style:parent-style-name="Car.predefinitoparagrafo" style:family="text">
      <style:text-properties fo:language="it" fo:country="IT"/>
    </style:style>
    <style:style style:name="T216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17" style:parent-style-name="Car.predefinitoparagrafo" style:family="text">
      <style:text-properties fo:language="it" fo:country="IT"/>
    </style:style>
    <style:style style:name="T218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19" style:parent-style-name="Car.predefinitoparagrafo" style:family="text">
      <style:text-properties fo:language="it" fo:country="IT"/>
    </style:style>
    <style:style style:name="T220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21" style:parent-style-name="Car.predefinitoparagrafo" style:family="text">
      <style:text-properties fo:language="it" fo:country="IT"/>
    </style:style>
    <style:style style:name="P222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223" style:parent-style-name="Paragrafoelenco" style:family="paragraph">
      <style:paragraph-properties fo:text-align="start"/>
    </style:style>
    <style:style style:name="T224" style:parent-style-name="Car.predefinitoparagrafo" style:family="text">
      <style:text-properties fo:font-size="12pt" style:font-size-asian="12pt" style:font-size-complex="12pt" fo:language="it" fo:country="IT"/>
    </style:style>
    <style:style style:name="T225" style:parent-style-name="Car.predefinitoparagrafo" style:family="text">
      <style:text-properties fo:font-size="12pt" style:font-size-asian="12pt" style:font-size-complex="12pt" fo:language="it" fo:country="IT"/>
    </style:style>
    <style:style style:name="T22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27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22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29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230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23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232" style:parent-style-name="Normale" style:family="paragraph">
      <style:paragraph-properties fo:text-align="start"/>
    </style:style>
    <style:style style:name="T23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34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23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36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37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238" style:parent-style-name="Normale" style:family="paragraph">
      <style:paragraph-properties fo:text-align="start"/>
    </style:style>
    <style:style style:name="T239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40" style:parent-style-name="Car.predefinitoparagrafo" style:family="text">
      <style:text-properties fo:font-size="12pt" style:font-size-asian="12pt" style:font-size-complex="12pt" fo:language="it" fo:country="IT"/>
    </style:style>
    <style:style style:name="P241" style:parent-style-name="Paragrafoelenco" style:family="paragraph">
      <style:paragraph-properties fo:text-align="start"/>
    </style:style>
    <style:style style:name="T242" style:parent-style-name="Car.predefinitoparagrafo" style:family="text">
      <style:text-properties fo:font-size="12pt" style:font-size-asian="12pt" style:font-size-complex="12pt" fo:language="it" fo:country="IT"/>
    </style:style>
    <style:style style:name="T24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44" style:parent-style-name="Car.predefinitoparagrafo" style:family="text">
      <style:text-properties fo:font-size="12pt" style:font-size-asian="12pt" style:font-size-complex="12pt" fo:language="it" fo:country="IT"/>
    </style:style>
    <style:style style:name="P245" style:parent-style-name="Paragrafoelenco" style:family="paragraph">
      <style:paragraph-properties fo:text-align="start"/>
    </style:style>
    <style:style style:name="T246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47" style:parent-style-name="Car.predefinitoparagrafo" style:family="text">
      <style:text-properties fo:font-size="12pt" style:font-size-asian="12pt" style:font-size-complex="12pt" fo:language="it" fo:country="IT"/>
    </style:style>
    <style:style style:name="T24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49" style:parent-style-name="Car.predefinitoparagrafo" style:family="text">
      <style:text-properties fo:font-size="12pt" style:font-size-asian="12pt" style:font-size-complex="12pt" fo:language="it" fo:country="IT"/>
    </style:style>
    <style:style style:name="T250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51" style:parent-style-name="Normale" style:family="paragraph">
      <style:paragraph-properties fo:text-align="start"/>
    </style:style>
    <style:style style:name="T252" style:parent-style-name="Car.predefinitoparagrafo" style:family="text">
      <style:text-properties fo:font-size="12pt" style:font-size-asian="12pt" style:font-size-complex="12pt" fo:language="it" fo:country="IT"/>
    </style:style>
    <style:style style:name="T25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54" style:parent-style-name="Car.predefinitoparagrafo" style:family="text">
      <style:text-properties fo:font-size="12pt" style:font-size-asian="12pt" style:font-size-complex="12pt" fo:language="it" fo:country="IT"/>
    </style:style>
    <style:style style:name="T255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56" style:parent-style-name="Car.predefinitoparagrafo" style:family="text">
      <style:text-properties fo:font-size="12pt" style:font-size-asian="12pt" style:font-size-complex="12pt" fo:language="it" fo:country="IT"/>
    </style:style>
    <style:style style:name="T25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58" style:parent-style-name="Car.predefinitoparagrafo" style:family="text">
      <style:text-properties fo:font-size="12pt" style:font-size-asian="12pt" style:font-size-complex="12pt" fo:language="it" fo:country="IT"/>
    </style:style>
    <style:style style:name="T259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60" style:parent-style-name="Car.predefinitoparagrafo" style:family="text">
      <style:text-properties fo:font-size="12pt" style:font-size-asian="12pt" style:font-size-complex="12pt" fo:language="it" fo:country="IT"/>
    </style:style>
    <style:style style:name="T261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62" style:parent-style-name="Car.predefinitoparagrafo" style:family="text">
      <style:text-properties fo:font-size="12pt" style:font-size-asian="12pt" style:font-size-complex="12pt" fo:language="it" fo:country="IT"/>
    </style:style>
    <style:style style:name="T263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64" style:parent-style-name="Car.predefinitoparagrafo" style:family="text">
      <style:text-properties fo:font-size="12pt" style:font-size-asian="12pt" style:font-size-complex="12pt" fo:language="it" fo:country="IT"/>
    </style:style>
    <style:style style:name="T265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66" style:parent-style-name="Normale" style:family="paragraph">
      <style:paragraph-properties fo:text-align="start"/>
    </style:style>
    <style:style style:name="T267" style:parent-style-name="Car.predefinitoparagrafo" style:family="text">
      <style:text-properties fo:font-size="12pt" style:font-size-asian="12pt" style:font-size-complex="12pt" fo:language="it" fo:country="IT"/>
    </style:style>
    <style:style style:name="T268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69" style:parent-style-name="Car.predefinitoparagrafo" style:family="text">
      <style:text-properties fo:font-size="12pt" style:font-size-asian="12pt" style:font-size-complex="12pt" fo:language="it" fo:country="IT"/>
    </style:style>
    <style:style style:name="T270" style:parent-style-name="Car.predefinitoparagrafo" style:family="text">
      <style:text-properties fo:font-size="12pt" style:font-size-asian="12pt" style:font-size-complex="12pt" fo:language="it" fo:country="IT"/>
    </style:style>
    <style:style style:name="T271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72" style:parent-style-name="Car.predefinitoparagrafo" style:family="text">
      <style:text-properties fo:font-size="12pt" style:font-size-asian="12pt" style:font-size-complex="12pt" fo:language="it" fo:country="IT"/>
    </style:style>
    <style:style style:name="T27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74" style:parent-style-name="Normale" style:family="paragraph">
      <style:paragraph-properties fo:text-align="start"/>
    </style:style>
    <style:style style:name="T275" style:parent-style-name="Car.predefinitoparagrafo" style:family="text">
      <style:text-properties fo:font-size="12pt" style:font-size-asian="12pt" style:font-size-complex="12pt" fo:language="it" fo:country="IT"/>
    </style:style>
    <style:style style:name="T276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77" style:parent-style-name="Car.predefinitoparagrafo" style:family="text">
      <style:text-properties fo:font-size="12pt" style:font-size-asian="12pt" style:font-size-complex="12pt" fo:language="it" fo:country="IT"/>
    </style:style>
    <style:style style:name="T278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79" style:parent-style-name="Car.predefinitoparagrafo" style:family="text">
      <style:text-properties fo:font-size="12pt" style:font-size-asian="12pt" style:font-size-complex="12pt" fo:language="it" fo:country="IT"/>
    </style:style>
    <style:style style:name="T280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81" style:parent-style-name="Normale" style:family="paragraph">
      <style:paragraph-properties fo:text-align="start"/>
    </style:style>
    <style:style style:name="T282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83" style:parent-style-name="Car.predefinitoparagrafo" style:family="text">
      <style:text-properties fo:font-size="12pt" style:font-size-asian="12pt" style:font-size-complex="12pt" fo:language="it" fo:country="IT"/>
    </style:style>
    <style:style style:name="T284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285" style:parent-style-name="Car.predefinitoparagrafo" style:family="text">
      <style:text-properties fo:font-size="12pt" style:font-size-asian="12pt" style:font-size-complex="12pt" fo:language="it" fo:country="IT"/>
    </style:style>
    <style:style style:name="T286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87" style:parent-style-name="Normale" style:family="paragraph">
      <style:paragraph-properties fo:text-align="start" fo:margin-left="0.5in">
        <style:tab-stops/>
      </style:paragraph-properties>
      <style:text-properties fo:language="it" fo:country="IT"/>
    </style:style>
    <style:style style:name="P288" style:parent-style-name="Normale" style:family="paragraph">
      <style:paragraph-properties fo:text-align="start" fo:margin-left="0.5in">
        <style:tab-stops/>
      </style:paragraph-properties>
      <style:text-properties fo:language="it" fo:country="IT"/>
    </style:style>
    <style:style style:name="P289" style:parent-style-name="Normale" style:family="paragraph">
      <style:paragraph-properties fo:text-align="start" fo:margin-left="0.5in">
        <style:tab-stops/>
      </style:paragraph-properties>
      <style:text-properties fo:language="it" fo:country="IT"/>
    </style:style>
    <style:style style:name="P290" style:parent-style-name="Normale" style:family="paragraph">
      <style:paragraph-properties fo:text-align="start" fo:margin-left="0.5in">
        <style:tab-stops/>
      </style:paragraph-properties>
      <style:text-properties fo:language="it" fo:country="IT"/>
    </style:style>
    <style:style style:name="P291" style:parent-style-name="Normale" style:family="paragraph">
      <style:paragraph-properties fo:text-align="start" fo:margin-left="0.5in">
        <style:tab-stops/>
      </style:paragraph-properties>
      <style:text-properties fo:language="it" fo:country="IT"/>
    </style:style>
    <style:style style:name="P292" style:parent-style-name="Normale" style:family="paragraph">
      <style:paragraph-properties fo:text-align="start" fo:margin-left="0.5in">
        <style:tab-stops/>
      </style:paragraph-properties>
      <style:text-properties fo:language="it" fo:country="IT"/>
    </style:style>
    <style:style style:name="P293" style:parent-style-name="Normale" style:family="paragraph">
      <style:paragraph-properties fo:text-align="start" fo:margin-left="0.5in">
        <style:tab-stops/>
      </style:paragraph-properties>
      <style:text-properties fo:language="it" fo:country="IT"/>
    </style:style>
    <style:style style:name="P294" style:parent-style-name="Normale" style:family="paragraph">
      <style:paragraph-properties fo:text-align="start" fo:margin-left="0.5in">
        <style:tab-stops/>
      </style:paragraph-properties>
      <style:text-properties fo:language="it" fo:country="IT"/>
    </style:style>
    <style:style style:name="P295" style:parent-style-name="Normale" style:family="paragraph">
      <style:paragraph-properties fo:text-align="start" fo:margin-left="0.5in">
        <style:tab-stops/>
      </style:paragraph-properties>
      <style:text-properties fo:language="it" fo:country="IT"/>
    </style:style>
    <style:style style:name="P296" style:parent-style-name="Normale" style:family="paragraph">
      <style:paragraph-properties fo:text-align="start" fo:margin-left="0.5in">
        <style:tab-stops/>
      </style:paragraph-properties>
      <style:text-properties fo:language="it" fo:country="IT"/>
    </style:style>
    <style:style style:name="P297" style:parent-style-name="Normale" style:family="paragraph">
      <style:paragraph-properties fo:text-align="start" fo:margin-left="0.5in">
        <style:tab-stops/>
      </style:paragraph-properties>
      <style:text-properties fo:language="it" fo:country="IT"/>
    </style:style>
    <style:style style:name="P298" style:parent-style-name="Titolo2" style:family="paragraph">
      <style:paragraph-properties fo:text-align="start"/>
    </style:style>
    <style:style style:name="T299" style:parent-style-name="Car.predefinitoparagrafo" style:family="text">
      <style:text-properties fo:language="it" fo:country="IT"/>
    </style:style>
    <style:style style:name="T300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301" style:parent-style-name="Car.predefinitoparagrafo" style:family="text">
      <style:text-properties fo:language="it" fo:country="IT"/>
    </style:style>
    <style:style style:name="T302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303" style:parent-style-name="Car.predefinitoparagrafo" style:family="text">
      <style:text-properties fo:language="it" fo:country="IT"/>
    </style:style>
    <style:style style:name="T304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305" style:parent-style-name="Car.predefinitoparagrafo" style:family="text">
      <style:text-properties fo:language="it" fo:country="IT"/>
    </style:style>
    <style:style style:name="T306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307" style:parent-style-name="Car.predefinitoparagrafo" style:family="text">
      <style:text-properties fo:language="it" fo:country="IT"/>
    </style:style>
    <style:style style:name="T308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309" style:parent-style-name="Car.predefinitoparagrafo" style:family="text">
      <style:text-properties fo:language="it" fo:country="IT"/>
    </style:style>
    <style:style style:name="P310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311" style:parent-style-name="Normale" style:family="paragraph">
      <style:paragraph-properties fo:text-align="start"/>
    </style:style>
    <style:style style:name="T312" style:parent-style-name="Car.predefinitoparagrafo" style:family="text">
      <style:text-properties fo:font-size="12pt" style:font-size-asian="12pt" style:font-size-complex="12pt" fo:language="it" fo:country="IT"/>
    </style:style>
    <style:style style:name="T313" style:parent-style-name="Car.predefinitoparagrafo" style:family="text">
      <style:text-properties fo:font-size="12pt" style:font-size-asian="12pt" style:font-size-complex="12pt" fo:language="it" fo:country="IT"/>
    </style:style>
    <style:style style:name="T31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15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1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17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318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1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320" style:parent-style-name="Normale" style:family="paragraph">
      <style:paragraph-properties fo:text-align="start"/>
    </style:style>
    <style:style style:name="T32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22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32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24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325" style:parent-style-name="Normale" style:family="paragraph">
      <style:paragraph-properties fo:text-align="start"/>
    </style:style>
    <style:style style:name="T326" style:parent-style-name="Car.predefinitoparagrafo" style:family="text">
      <style:text-properties fo:font-size="12pt" style:font-size-asian="12pt" style:font-size-complex="12pt" fo:language="it" fo:country="IT"/>
    </style:style>
    <style:style style:name="T32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28" style:parent-style-name="Car.predefinitoparagrafo" style:family="text">
      <style:text-properties fo:font-size="12pt" style:font-size-asian="12pt" style:font-size-complex="12pt" fo:language="it" fo:country="IT"/>
    </style:style>
    <style:style style:name="T329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30" style:parent-style-name="Car.predefinitoparagrafo" style:family="text">
      <style:text-properties fo:font-size="12pt" style:font-size-asian="12pt" style:font-size-complex="12pt" fo:language="it" fo:country="IT"/>
    </style:style>
    <style:style style:name="T331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32" style:parent-style-name="Car.predefinitoparagrafo" style:family="text">
      <style:text-properties fo:font-size="12pt" style:font-size-asian="12pt" style:font-size-complex="12pt" fo:language="it" fo:country="IT"/>
    </style:style>
    <style:style style:name="T333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33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335" style:parent-style-name="Car.predefinitoparagrafo" style:family="text">
      <style:text-properties fo:font-size="12pt" style:font-size-asian="12pt" style:font-size-complex="12pt" fo:language="it" fo:country="IT"/>
    </style:style>
    <style:style style:name="T33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337" style:parent-style-name="Normale" style:family="paragraph">
      <style:paragraph-properties fo:text-align="start"/>
    </style:style>
    <style:style style:name="T33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39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40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34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342" style:parent-style-name="Normale" style:family="paragraph">
      <style:paragraph-properties fo:text-align="start"/>
    </style:style>
    <style:style style:name="T343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4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45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4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347" style:parent-style-name="Normale" style:family="paragraph">
      <style:paragraph-properties fo:text-align="start"/>
    </style:style>
    <style:style style:name="T348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49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50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5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52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5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54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35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56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357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358" style:parent-style-name="Paragrafoelenco" style:family="paragraph">
      <style:paragraph-properties fo:text-align="start"/>
    </style:style>
    <style:style style:name="T359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60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61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362" style:parent-style-name="Paragrafoelenco" style:family="paragraph">
      <style:paragraph-properties fo:text-align="start"/>
    </style:style>
    <style:style style:name="T363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64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365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66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67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6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369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70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371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72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373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74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75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76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377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378" style:parent-style-name="Paragrafoelenco" style:family="paragraph">
      <style:paragraph-properties fo:text-align="start"/>
    </style:style>
    <style:style style:name="T379" style:parent-style-name="Car.predefinitoparagrafo" style:family="text">
      <style:text-properties fo:font-size="12pt" style:font-size-asian="12pt" style:font-size-complex="12pt" fo:language="it" fo:country="IT"/>
    </style:style>
    <style:style style:name="T380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381" style:parent-style-name="Car.predefinitoparagrafo" style:family="text">
      <style:text-properties fo:font-size="12pt" style:font-size-asian="12pt" style:font-size-complex="12pt" fo:language="it" fo:country="IT"/>
    </style:style>
    <style:style style:name="T38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83" style:parent-style-name="Car.predefinitoparagrafo" style:family="text">
      <style:text-properties fo:font-size="12pt" style:font-size-asian="12pt" style:font-size-complex="12pt" fo:language="it" fo:country="IT"/>
    </style:style>
    <style:style style:name="T384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85" style:parent-style-name="Car.predefinitoparagrafo" style:family="text">
      <style:text-properties fo:font-size="12pt" style:font-size-asian="12pt" style:font-size-complex="12pt" fo:language="it" fo:country="IT"/>
    </style:style>
    <style:style style:name="T386" style:parent-style-name="Car.predefinitoparagrafo" style:family="text">
      <style:text-properties fo:font-size="12pt" style:font-size-asian="12pt" style:font-size-complex="12pt" fo:language="it" fo:country="IT"/>
    </style:style>
    <style:style style:name="P387" style:parent-style-name="Paragrafoelenco" style:family="paragraph">
      <style:paragraph-properties fo:text-align="start"/>
    </style:style>
    <style:style style:name="T388" style:parent-style-name="Car.predefinitoparagrafo" style:family="text">
      <style:text-properties fo:font-size="12pt" style:font-size-asian="12pt" style:font-size-complex="12pt" fo:language="it" fo:country="IT"/>
    </style:style>
    <style:style style:name="T389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90" style:parent-style-name="Car.predefinitoparagrafo" style:family="text">
      <style:text-properties fo:font-size="12pt" style:font-size-asian="12pt" style:font-size-complex="12pt" fo:language="it" fo:country="IT"/>
    </style:style>
    <style:style style:name="T391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92" style:parent-style-name="Car.predefinitoparagrafo" style:family="text">
      <style:text-properties fo:font-size="12pt" style:font-size-asian="12pt" style:font-size-complex="12pt" fo:language="it" fo:country="IT"/>
    </style:style>
    <style:style style:name="T393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394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95" style:parent-style-name="Car.predefinitoparagrafo" style:family="text">
      <style:text-properties fo:font-size="12pt" style:font-size-asian="12pt" style:font-size-complex="12pt" fo:language="it" fo:country="IT"/>
    </style:style>
    <style:style style:name="T396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397" style:parent-style-name="Car.predefinitoparagrafo" style:family="text">
      <style:text-properties fo:font-size="12pt" style:font-size-asian="12pt" style:font-size-complex="12pt" fo:language="it" fo:country="IT"/>
    </style:style>
    <style:style style:name="T398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99" style:parent-style-name="Car.predefinitoparagrafo" style:family="text">
      <style:text-properties fo:font-size="12pt" style:font-size-asian="12pt" style:font-size-complex="12pt" fo:language="it" fo:country="IT"/>
    </style:style>
    <style:style style:name="T40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01" style:parent-style-name="Car.predefinitoparagrafo" style:family="text">
      <style:text-properties fo:font-size="12pt" style:font-size-asian="12pt" style:font-size-complex="12pt" fo:language="it" fo:country="IT"/>
    </style:style>
    <style:style style:name="P402" style:parent-style-name="Paragrafoelenco" style:family="paragraph">
      <style:paragraph-properties fo:text-align="start"/>
    </style:style>
    <style:style style:name="T403" style:parent-style-name="Car.predefinitoparagrafo" style:family="text">
      <style:text-properties fo:font-size="12pt" style:font-size-asian="12pt" style:font-size-complex="12pt" fo:language="it" fo:country="IT"/>
    </style:style>
    <style:style style:name="T404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05" style:parent-style-name="Car.predefinitoparagrafo" style:family="text">
      <style:text-properties fo:font-size="12pt" style:font-size-asian="12pt" style:font-size-complex="12pt" fo:language="it" fo:country="IT"/>
    </style:style>
    <style:style style:name="T406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07" style:parent-style-name="Car.predefinitoparagrafo" style:family="text">
      <style:text-properties fo:font-size="12pt" style:font-size-asian="12pt" style:font-size-complex="12pt" fo:language="it" fo:country="IT"/>
    </style:style>
    <style:style style:name="T408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409" style:parent-style-name="Car.predefinitoparagrafo" style:family="text">
      <style:text-properties fo:font-size="12pt" style:font-size-asian="12pt" style:font-size-complex="12pt" fo:language="it" fo:country="IT"/>
    </style:style>
    <style:style style:name="T410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11" style:parent-style-name="Car.predefinitoparagrafo" style:family="text">
      <style:text-properties fo:font-size="12pt" style:font-size-asian="12pt" style:font-size-complex="12pt" fo:language="it" fo:country="IT"/>
    </style:style>
    <style:style style:name="T412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13" style:parent-style-name="Car.predefinitoparagrafo" style:family="text">
      <style:text-properties fo:font-size="12pt" style:font-size-asian="12pt" style:font-size-complex="12pt" fo:language="it" fo:country="IT"/>
    </style:style>
    <style:style style:name="T414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415" style:parent-style-name="Car.predefinitoparagrafo" style:family="text">
      <style:text-properties fo:font-size="12pt" style:font-size-asian="12pt" style:font-size-complex="12pt" fo:language="it" fo:country="IT"/>
    </style:style>
    <style:style style:name="T416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417" style:parent-style-name="Paragrafoelenco" style:family="paragraph">
      <style:paragraph-properties fo:text-align="start"/>
    </style:style>
    <style:style style:name="T418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19" style:parent-style-name="Car.predefinitoparagrafo" style:family="text">
      <style:text-properties fo:font-size="12pt" style:font-size-asian="12pt" style:font-size-complex="12pt" fo:language="it" fo:country="IT"/>
    </style:style>
    <style:style style:name="T420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421" style:parent-style-name="Paragrafoelenco" style:family="paragraph">
      <style:paragraph-properties fo:text-align="start"/>
    </style:style>
    <style:style style:name="T422" style:parent-style-name="Car.predefinitoparagrafo" style:family="text">
      <style:text-properties fo:font-size="12pt" style:font-size-asian="12pt" style:font-size-complex="12pt" fo:language="it" fo:country="IT"/>
    </style:style>
    <style:style style:name="T42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24" style:parent-style-name="Car.predefinitoparagrafo" style:family="text">
      <style:text-properties fo:font-size="12pt" style:font-size-asian="12pt" style:font-size-complex="12pt" fo:language="it" fo:country="IT"/>
    </style:style>
    <style:style style:name="T425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26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427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428" style:parent-style-name="Normale" style:family="paragraph">
      <style:paragraph-properties fo:text-align="start"/>
    </style:style>
    <style:style style:name="T429" style:parent-style-name="Car.predefinitoparagrafo" style:family="text">
      <style:text-properties fo:font-size="12pt" style:font-size-asian="12pt" style:font-size-complex="12pt" fo:language="it" fo:country="IT"/>
    </style:style>
    <style:style style:name="T430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31" style:parent-style-name="Car.predefinitoparagrafo" style:family="text">
      <style:text-properties fo:font-size="12pt" style:font-size-asian="12pt" style:font-size-complex="12pt" fo:language="it" fo:country="IT"/>
    </style:style>
    <style:style style:name="T432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33" style:parent-style-name="Car.predefinitoparagrafo" style:family="text">
      <style:text-properties fo:font-size="12pt" style:font-size-asian="12pt" style:font-size-complex="12pt" fo:language="it" fo:country="IT"/>
    </style:style>
    <style:style style:name="T434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435" style:parent-style-name="Normale" style:family="paragraph">
      <style:paragraph-properties fo:text-align="start"/>
    </style:style>
    <style:style style:name="T436" style:parent-style-name="Car.predefinitoparagrafo" style:family="text">
      <style:text-properties fo:font-size="12pt" style:font-size-asian="12pt" style:font-size-complex="12pt" fo:language="it" fo:country="IT"/>
    </style:style>
    <style:style style:name="T437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38" style:parent-style-name="Car.predefinitoparagrafo" style:family="text">
      <style:text-properties fo:font-size="12pt" style:font-size-asian="12pt" style:font-size-complex="12pt" fo:language="it" fo:country="IT"/>
    </style:style>
    <style:style style:name="T439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40" style:parent-style-name="Car.predefinitoparagrafo" style:family="text">
      <style:text-properties fo:font-size="12pt" style:font-size-asian="12pt" style:font-size-complex="12pt" fo:language="it" fo:country="IT"/>
    </style:style>
    <style:style style:name="T441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442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443" style:parent-style-name="Titolo2" style:family="paragraph">
      <style:paragraph-properties fo:text-align="start"/>
    </style:style>
    <style:style style:name="T444" style:parent-style-name="Car.predefinitoparagrafo" style:family="text">
      <style:text-properties fo:language="it" fo:country="IT"/>
    </style:style>
    <style:style style:name="T445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446" style:parent-style-name="Car.predefinitoparagrafo" style:family="text">
      <style:text-properties fo:language="it" fo:country="IT"/>
    </style:style>
    <style:style style:name="P447" style:parent-style-name="Normale" style:family="paragraph">
      <style:paragraph-properties fo:text-align="start"/>
    </style:style>
    <style:style style:name="T44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449" style:parent-style-name="Car.predefinitoparagrafo" style:family="text">
      <style:text-properties fo:font-size="12pt" style:font-size-asian="12pt" style:font-size-complex="12pt" fo:language="it" fo:country="IT"/>
    </style:style>
    <style:style style:name="P450" style:parent-style-name="Normale" style:family="paragraph">
      <style:paragraph-properties fo:text-align="start"/>
    </style:style>
    <style:style style:name="T451" style:parent-style-name="Car.predefinitoparagrafo" style:family="text">
      <style:text-properties fo:font-size="12pt" style:font-size-asian="12pt" style:font-size-complex="12pt" fo:language="it" fo:country="IT"/>
    </style:style>
    <style:style style:name="T452" style:parent-style-name="Car.predefinitoparagrafo" style:family="text">
      <style:text-properties fo:font-size="12pt" style:font-size-asian="12pt" style:font-size-complex="12pt" fo:language="it" fo:country="IT"/>
    </style:style>
    <style:style style:name="T45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54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45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56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457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45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459" style:parent-style-name="Normale" style:family="paragraph">
      <style:paragraph-properties fo:text-align="start"/>
    </style:style>
    <style:style style:name="T46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61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46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63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464" style:parent-style-name="Normale" style:family="paragraph">
      <style:paragraph-properties fo:text-align="start"/>
    </style:style>
    <style:style style:name="T465" style:parent-style-name="Car.predefinitoparagrafo" style:family="text">
      <style:text-properties fo:font-size="12pt" style:font-size-asian="12pt" style:font-size-complex="12pt" fo:language="it" fo:country="IT"/>
    </style:style>
    <style:style style:name="T466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67" style:parent-style-name="Car.predefinitoparagrafo" style:family="text">
      <style:text-properties fo:font-size="12pt" style:font-size-asian="12pt" style:font-size-complex="12pt" fo:language="it" fo:country="IT"/>
    </style:style>
    <style:style style:name="T468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69" style:parent-style-name="Car.predefinitoparagrafo" style:family="text">
      <style:text-properties fo:font-size="12pt" style:font-size-asian="12pt" style:font-size-complex="12pt" fo:language="it" fo:country="IT"/>
    </style:style>
    <style:style style:name="T470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471" style:parent-style-name="Car.predefinitoparagrafo" style:family="text">
      <style:text-properties fo:font-size="12pt" style:font-size-asian="12pt" style:font-size-complex="12pt" fo:language="it" fo:country="IT"/>
    </style:style>
    <style:style style:name="T472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473" style:parent-style-name="Normale" style:family="paragraph">
      <style:paragraph-properties fo:text-align="start"/>
    </style:style>
    <style:style style:name="T474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75" style:parent-style-name="Car.predefinitoparagrafo" style:family="text">
      <style:text-properties fo:font-size="12pt" style:font-size-asian="12pt" style:font-size-complex="12pt" fo:language="it" fo:country="IT"/>
    </style:style>
    <style:style style:name="T476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477" style:parent-style-name="Car.predefinitoparagrafo" style:family="text">
      <style:text-properties fo:font-size="12pt" style:font-size-asian="12pt" style:font-size-complex="12pt" fo:language="it" fo:country="IT"/>
    </style:style>
    <style:style style:name="T478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479" style:parent-style-name="Normale" style:family="paragraph">
      <style:paragraph-properties fo:text-align="start"/>
      <style:text-properties fo:font-size="12pt" style:font-size-asian="12pt" style:font-size-complex="12pt" fo:language="it" fo:country="IT"/>
    </style:style>
    <style:style style:name="P480" style:parent-style-name="Normale" style:family="paragraph">
      <style:paragraph-properties fo:text-align="start"/>
    </style:style>
    <style:style style:name="T481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482" style:parent-style-name="Car.predefinitoparagrafo" style:family="text">
      <style:text-properties fo:font-size="12pt" style:font-size-asian="12pt" style:font-size-complex="12pt" fo:language="it" fo:country="IT"/>
    </style:style>
    <style:style style:name="P483" style:parent-style-name="Normale" style:family="paragraph">
      <style:paragraph-properties fo:text-align="start"/>
    </style:style>
    <style:style style:name="T484" style:parent-style-name="Car.predefinitoparagrafo" style:family="text">
      <style:text-properties fo:font-size="12pt" style:font-size-asian="12pt" style:font-size-complex="12pt" fo:language="it" fo:country="IT"/>
    </style:style>
    <style:style style:name="T48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486" style:parent-style-name="Car.predefinitoparagrafo" style:family="text">
      <style:text-properties fo:font-size="12pt" style:font-size-asian="12pt" style:font-size-complex="12pt" fo:language="it" fo:country="IT"/>
    </style:style>
    <style:style style:name="T48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88" style:parent-style-name="Car.predefinitoparagrafo" style:family="text">
      <style:text-properties fo:font-size="12pt" style:font-size-asian="12pt" style:font-size-complex="12pt" fo:language="it" fo:country="IT"/>
    </style:style>
    <style:style style:name="T489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90" style:parent-style-name="Car.predefinitoparagrafo" style:family="text">
      <style:text-properties fo:font-size="12pt" style:font-size-asian="12pt" style:font-size-complex="12pt" fo:language="it" fo:country="IT"/>
    </style:style>
    <style:style style:name="P491" style:parent-style-name="Normale" style:family="paragraph">
      <style:paragraph-properties fo:text-align="start"/>
    </style:style>
    <style:style style:name="T492" style:parent-style-name="Car.predefinitoparagrafo" style:family="text">
      <style:text-properties fo:font-size="12pt" style:font-size-asian="12pt" style:font-size-complex="12pt" fo:language="it" fo:country="IT"/>
    </style:style>
    <style:style style:name="T49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94" style:parent-style-name="Car.predefinitoparagrafo" style:family="text">
      <style:text-properties fo:font-size="12pt" style:font-size-asian="12pt" style:font-size-complex="12pt" fo:language="it" fo:country="IT"/>
    </style:style>
    <style:style style:name="T495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96" style:parent-style-name="Car.predefinitoparagrafo" style:family="text">
      <style:text-properties fo:font-size="12pt" style:font-size-asian="12pt" style:font-size-complex="12pt" fo:language="it" fo:country="IT"/>
    </style:style>
    <style:style style:name="T49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498" style:parent-style-name="Car.predefinitoparagrafo" style:family="text">
      <style:text-properties fo:font-size="12pt" style:font-size-asian="12pt" style:font-size-complex="12pt" fo:language="it" fo:country="IT"/>
    </style:style>
    <style:style style:name="T49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00" style:parent-style-name="Car.predefinitoparagrafo" style:family="text">
      <style:text-properties fo:font-size="12pt" style:font-size-asian="12pt" style:font-size-complex="12pt" fo:language="it" fo:country="IT"/>
    </style:style>
    <style:style style:name="T501" style:parent-style-name="Car.predefinitoparagrafo" style:family="text">
      <style:text-properties fo:font-size="12pt" style:font-size-asian="12pt" style:font-size-complex="12pt" fo:language="it" fo:country="IT"/>
    </style:style>
    <style:style style:name="T502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503" style:parent-style-name="Car.predefinitoparagrafo" style:family="text">
      <style:text-properties fo:font-size="12pt" style:font-size-asian="12pt" style:font-size-complex="12pt" fo:language="it" fo:country="IT"/>
    </style:style>
    <style:style style:name="T50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05" style:parent-style-name="Car.predefinitoparagrafo" style:family="text">
      <style:text-properties fo:font-size="12pt" style:font-size-asian="12pt" style:font-size-complex="12pt" fo:language="it" fo:country="IT"/>
    </style:style>
    <style:style style:name="T506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07" style:parent-style-name="Car.predefinitoparagrafo" style:family="text">
      <style:text-properties fo:font-size="12pt" style:font-size-asian="12pt" style:font-size-complex="12pt" fo:language="it" fo:country="IT"/>
    </style:style>
    <style:style style:name="P508" style:parent-style-name="Paragrafoelenco" style:family="paragraph">
      <style:paragraph-properties fo:text-align="start"/>
    </style:style>
    <style:style style:name="T509" style:parent-style-name="Car.predefinitoparagrafo" style:family="text">
      <style:text-properties fo:font-size="12pt" style:font-size-asian="12pt" style:font-size-complex="12pt" fo:language="it" fo:country="IT"/>
    </style:style>
    <style:style style:name="T510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511" style:parent-style-name="Car.predefinitoparagrafo" style:family="text">
      <style:text-properties fo:font-size="12pt" style:font-size-asian="12pt" style:font-size-complex="12pt" fo:language="it" fo:country="IT"/>
    </style:style>
    <style:style style:name="T512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513" style:parent-style-name="Car.predefinitoparagrafo" style:family="text">
      <style:text-properties fo:font-size="12pt" style:font-size-asian="12pt" style:font-size-complex="12pt" fo:language="it" fo:country="IT"/>
    </style:style>
    <style:style style:name="T514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515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516" style:parent-style-name="Car.predefinitoparagrafo" style:family="text">
      <style:text-properties fo:font-size="12pt" style:font-size-asian="12pt" style:font-size-complex="12pt" fo:language="it" fo:country="IT"/>
    </style:style>
    <style:style style:name="T517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518" style:parent-style-name="Car.predefinitoparagrafo" style:family="text">
      <style:text-properties fo:font-size="12pt" style:font-size-asian="12pt" style:font-size-complex="12pt" fo:language="it" fo:country="IT"/>
    </style:style>
    <style:style style:name="T519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520" style:parent-style-name="Car.predefinitoparagrafo" style:family="text">
      <style:text-properties fo:font-size="12pt" style:font-size-asian="12pt" style:font-size-complex="12pt" fo:language="it" fo:country="IT"/>
    </style:style>
    <style:style style:name="T52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22" style:parent-style-name="Car.predefinitoparagrafo" style:family="text">
      <style:text-properties fo:font-size="12pt" style:font-size-asian="12pt" style:font-size-complex="12pt" fo:language="it" fo:country="IT"/>
    </style:style>
    <style:style style:name="P523" style:parent-style-name="Titolo2" style:family="paragraph">
      <style:paragraph-properties fo:text-align="start"/>
    </style:style>
    <style:style style:name="T524" style:parent-style-name="Car.predefinitoparagrafo" style:family="text">
      <style:text-properties fo:language="it" fo:country="IT"/>
    </style:style>
    <style:style style:name="T525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526" style:parent-style-name="Car.predefinitoparagrafo" style:family="text">
      <style:text-properties fo:language="it" fo:country="IT"/>
    </style:style>
    <style:style style:name="T527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528" style:parent-style-name="Car.predefinitoparagrafo" style:family="text">
      <style:text-properties fo:language="it" fo:country="IT"/>
    </style:style>
    <style:style style:name="T529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530" style:parent-style-name="Car.predefinitoparagrafo" style:family="text">
      <style:text-properties fo:language="it" fo:country="IT"/>
    </style:style>
    <style:style style:name="T531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532" style:parent-style-name="Car.predefinitoparagrafo" style:family="text">
      <style:text-properties fo:language="it" fo:country="IT"/>
    </style:style>
    <style:style style:name="P533" style:parent-style-name="Normale" style:family="paragraph">
      <style:paragraph-properties fo:text-align="start"/>
    </style:style>
    <style:style style:name="T53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535" style:parent-style-name="Car.predefinitoparagrafo" style:family="text">
      <style:text-properties fo:font-size="12pt" style:font-size-asian="12pt" style:font-size-complex="12pt" fo:language="it" fo:country="IT"/>
    </style:style>
    <style:style style:name="P536" style:parent-style-name="Normale" style:family="paragraph">
      <style:paragraph-properties fo:text-align="start"/>
    </style:style>
    <style:style style:name="T537" style:parent-style-name="Car.predefinitoparagrafo" style:family="text">
      <style:text-properties fo:font-size="12pt" style:font-size-asian="12pt" style:font-size-complex="12pt" fo:language="it" fo:country="IT"/>
    </style:style>
    <style:style style:name="T53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39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4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41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542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4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544" style:parent-style-name="Normale" style:family="paragraph">
      <style:paragraph-properties fo:text-align="start"/>
    </style:style>
    <style:style style:name="T54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46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54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48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549" style:parent-style-name="Normale" style:family="paragraph">
      <style:paragraph-properties fo:text-align="start"/>
    </style:style>
    <style:style style:name="T550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51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52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5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54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5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56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5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58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5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60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6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62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56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64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6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66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6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68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56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570" style:parent-style-name="Normale" style:family="paragraph">
      <style:paragraph-properties fo:text-align="start"/>
      <style:text-properties fo:font-size="12pt" style:font-size-asian="12pt" style:font-size-complex="12pt" fo:language="it" fo:country="IT"/>
    </style:style>
    <style:style style:name="P571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572" style:parent-style-name="Paragrafoelenco" style:family="paragraph">
      <style:paragraph-properties fo:text-align="start"/>
    </style:style>
    <style:style style:name="T573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574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75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576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77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57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579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580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581" style:parent-style-name="Normale" style:family="paragraph">
      <style:paragraph-properties fo:text-align="start"/>
    </style:style>
    <style:style style:name="T582" style:parent-style-name="Car.predefinitoparagrafo" style:family="text">
      <style:text-properties fo:font-size="12pt" style:font-size-asian="12pt" style:font-size-complex="12pt" fo:language="it" fo:country="IT"/>
    </style:style>
    <style:style style:name="T58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84" style:parent-style-name="Car.predefinitoparagrafo" style:family="text">
      <style:text-properties fo:font-size="12pt" style:font-size-asian="12pt" style:font-size-complex="12pt" fo:language="it" fo:country="IT"/>
    </style:style>
    <style:style style:name="T585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86" style:parent-style-name="Car.predefinitoparagrafo" style:family="text">
      <style:text-properties fo:font-size="12pt" style:font-size-asian="12pt" style:font-size-complex="12pt" fo:language="it" fo:country="IT"/>
    </style:style>
    <style:style style:name="T587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588" style:parent-style-name="Normale" style:family="paragraph">
      <style:paragraph-properties fo:text-align="start"/>
    </style:style>
    <style:style style:name="T589" style:parent-style-name="Car.predefinitoparagrafo" style:family="text">
      <style:text-properties fo:font-size="12pt" style:font-size-asian="12pt" style:font-size-complex="12pt" fo:language="it" fo:country="IT"/>
    </style:style>
    <style:style style:name="T590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91" style:parent-style-name="Car.predefinitoparagrafo" style:family="text">
      <style:text-properties fo:font-size="12pt" style:font-size-asian="12pt" style:font-size-complex="12pt" fo:language="it" fo:country="IT"/>
    </style:style>
    <style:style style:name="T592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93" style:parent-style-name="Car.predefinitoparagrafo" style:family="text">
      <style:text-properties fo:font-size="12pt" style:font-size-asian="12pt" style:font-size-complex="12pt" fo:language="it" fo:country="IT"/>
    </style:style>
    <style:style style:name="T594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</office:automatic-styles>
  <office:body>
    <office:text text:use-soft-page-breaks="true">
      <text:h text:style-name="P1" text:outline-level="1"><text:bookmark-start text:name="_ukj6aiq05uw2"/><text:bookmark-end text:name="_ukj6aiq05uw2"/>Contratti per lo UC “Gestire compiti in cucina”</text:h>
      <text:p text:style-name="P2"/>
      <text:p text:style-name="P3"><text:span text:style-name="T4">Pre-condizione generale:</text:span></text:p>
      <text:p text:style-name="P5"><text:span text:style-name="T6">- l’attore è identificato con un’istanza<text:s/></text:span><text:span text:style-name="T7">ch</text:span><text:span text:style-name="T8"><text:s/>di Chef</text:span></text:p>
      <text:p text:style-name="P9"><text:span text:style-name="T10">- esiste un Tabellone Turni<text:s/></text:span><text:span text:style-name="T11">tab</text:span></text:p>
      <text:h text:style-name="P12" text:outline-level="2"><text:bookmark-start text:name="_vepbl0uvie9a"/><text:bookmark-end text:name="_vepbl0uvie9a"/><text:span text:style-name="T13">1. creaFoglioRiepilogativo(</text:span><text:span text:style-name="T14">servizio</text:span><text:span text:style-name="T15">: Servizio)</text:span></text:h>
      <text:p text:style-name="P16">Pre-condizioni:</text:p>
      <text:list text:style-name="LFO1" text:continue-numbering="true">
        <text:list-item>
          <text:p text:style-name="P17"><text:span text:style-name="T18">Esiste un<text:s/></text:span><text:span text:style-name="T19">Menu<text:s/></text:span><text:span text:style-name="T20">m</text:span><text:span text:style-name="T21"><text:s/>tale che<text:s/></text:span><text:span text:style-name="T22">m</text:span><text:span text:style-name="T23"><text:s/></text:span><text:span text:style-name="T24">è in uso in</text:span><text:span text:style-name="T25"><text:s/></text:span><text:span text:style-name="T26">servizio</text:span></text:p>
        </text:list-item>
      </text:list>
      <text:p text:style-name="P27"/>
      <text:p text:style-name="P28">Post-condizioni:<text:s/></text:p>
      <text:list text:style-name="LFO2" text:continue-numbering="true">
        <text:list-item>
          <text:p text:style-name="P29"><text:span text:style-name="T30">È stata creata un'istanza<text:s/></text:span><text:span text:style-name="T31">f<text:s/></text:span><text:span text:style-name="T32">di FoglioRiepilogativo</text:span></text:p>
        </text:list-item>
        <text:list-item>
          <text:p text:style-name="P33"><text:span text:style-name="T34">f <text:s/></text:span><text:span text:style-name="T35"><text:s/></text:span><text:span text:style-name="T36">fa riferimento</text:span><text:span text:style-name="T37"><text:s/></text:span><text:span text:style-name="T38">a</text:span><text:span text:style-name="T39"><text:s/></text:span><text:span text:style-name="T40">servizio</text:span></text:p>
        </text:list-item>
        <text:list-item>
          <text:p text:style-name="P41"><text:span text:style-name="T42">Per ogni Sezione<text:s/></text:span><text:span text:style-name="T43">s</text:span><text:span text:style-name="T44"><text:s/></text:span><text:span text:style-name="T45">contenuta in<text:s/></text:span><text:span text:style-name="T46">m</text:span></text:p>
          <text:list text:continue-numbering="true">
            <text:list-item>
              <text:p text:style-name="P47"><text:span text:style-name="T48">Per ogni Voce<text:s/></text:span><text:span text:style-name="T49">v<text:s/></text:span><text:span text:style-name="T50">che<text:s/></text:span><text:span text:style-name="T51">fa riferimento alla<text:s/></text:span><text:span text:style-name="T52">Procedura<text:s/></text:span><text:span text:style-name="T53">p</text:span><text:span text:style-name="T54"><text:s/>e<text:s/></text:span><text:span text:style-name="T55">v<text:s/></text:span><text:span text:style-name="T56">appartiene a<text:s/></text:span><text:span text:style-name="T57">s</text:span><text:span text:style-name="T58"><text:s/>è stata<text:s/></text:span><text:span text:style-name="T59">creata un’istanza<text:s/></text:span><text:span text:style-name="T60">c</text:span><text:span text:style-name="T61"><text:s/>di Compito tale che:</text:span></text:p>
              <text:list text:continue-numbering="true">
                <text:list-item>
                  <text:p text:style-name="P62"><text:span text:style-name="T63">c<text:s/></text:span><text:span text:style-name="T64">consiste in</text:span><text:span text:style-name="T65"><text:s/></text:span><text:span text:style-name="T66">p</text:span></text:p>
                </text:list-item>
                <text:list-item>
                  <text:p text:style-name="P67"><text:span text:style-name="T68">f<text:s/></text:span><text:span text:style-name="T69">contiene</text:span><text:span text:style-name="T70"><text:s/>c</text:span></text:p>
                </text:list-item>
              </text:list>
            </text:list-item>
          </text:list>
        </text:list-item>
        <text:list-item>
          <text:p text:style-name="P71"><text:span text:style-name="T72">Per ogni Voce<text:s/></text:span><text:span text:style-name="T73">v<text:s/></text:span><text:span text:style-name="T74">che<text:s/></text:span><text:span text:style-name="T75">fa riferimento alla</text:span><text:span text:style-name="T76"><text:s/>Procedura<text:s/></text:span><text:span text:style-name="T77">p</text:span><text:span text:style-name="T78"><text:s/>e Voce<text:s/></text:span><text:span text:style-name="T79">v<text:s/></text:span><text:span text:style-name="T80">appartiene a<text:s/></text:span><text:span text:style-name="T81">m<text:s/></text:span><text:span text:style-name="T82">è stata creata un'istanza<text:s/></text:span><text:span text:style-name="T83">c</text:span><text:span text:style-name="T84"><text:s/>di Compito tale che:</text:span></text:p>
          <text:list text:continue-numbering="true">
            <text:list-item>
              <text:p text:style-name="P85"><text:span text:style-name="T86">c<text:s/></text:span><text:span text:style-name="T87">consiste in</text:span><text:span text:style-name="T88"><text:s/></text:span><text:span text:style-name="T89">p</text:span></text:p>
            </text:list-item>
            <text:list-item>
              <text:p text:style-name="P90"><text:span text:style-name="T91">f</text:span><text:span text:style-name="T92"><text:s/></text:span><text:span text:style-name="T93">contiene</text:span><text:span text:style-name="T94"><text:s/></text:span><text:span text:style-name="T95">c<text:s/></text:span></text:p>
            </text:list-item>
          </text:list>
        </text:list-item>
        <text:list-item>
          <text:p text:style-name="P96"><text:span text:style-name="T97">ch<text:s/></text:span><text:span text:style-name="T98">è proprietario di</text:span><text:span text:style-name="T99"><text:s/>f</text:span></text:p>
        </text:list-item>
      </text:list>
      <text:p text:style-name="P100"/>
      <text:h text:style-name="P101" text:outline-level="2"><text:bookmark-start text:name="_i0fw2275jcwe"/><text:bookmark-end text:name="_i0fw2275jcwe"/><text:span text:style-name="T102">1a.1<text:s/></text:span><text:span text:style-name="T103">impostaFoglioPerModifica</text:span><text:span text:style-name="T104">(</text:span><text:span text:style-name="T105">foglio</text:span><text:span text:style-name="T106">: FoglioRiepilogativo)</text:span></text:h>
      <text:p text:style-name="P107"><text:span text:style-name="T108">Pre-condizioni:<text:s/></text:span><text:span text:style-name="T109">---</text:span></text:p>
      <text:p text:style-name="P110"><text:span text:style-name="T111">Post-condizioni:<text:s/></text:span><text:span text:style-name="T112">---</text:span></text:p>
      <text:p text:style-name="P113"/>
      <text:h text:style-name="P114" text:outline-level="2"><text:bookmark-start text:name="_3biaa4d80udc"/><text:bookmark-end text:name="_3biaa4d80udc"/><text:span text:style-name="T115">2. aggiungiCompito(</text:span><text:span text:style-name="T116">procedura</text:span><text:span text:style-name="T117">: Procedura)</text:span></text:h>
      <text:p text:style-name="P118">Pre-condizioni:</text:p>
      <text:list text:style-name="LFO3" text:continue-numbering="true">
        <text:list-item>
          <text:p text:style-name="P119"><text:span text:style-name="T120"><text:s/></text:span><text:span text:style-name="T121">è in corso la definizione di un Foglio Riepilogativo<text:s/></text:span><text:span text:style-name="T122">f<text:s/></text:span><text:span text:style-name="T123">e<text:s/></text:span><text:span text:style-name="T124">ch</text:span><text:span text:style-name="T125"><text:s/>è proprietario di</text:span><text:span text:style-name="T126"><text:s/></text:span><text:span text:style-name="T127">f</text:span></text:p>
        </text:list-item>
      </text:list>
      <text:p text:style-name="P128"/>
      <text:p text:style-name="P129">Post-condizioni:<text:s/></text:p>
      <text:list text:style-name="LFO4" text:continue-numbering="true">
        <text:list-item>
          <text:p text:style-name="P130"><text:span text:style-name="T131">E’ stata</text:span><text:span text:style-name="T132"><text:s/>creata una istanza<text:s/></text:span><text:span text:style-name="T133">c</text:span><text:span text:style-name="T134"><text:s/>di Compito</text:span></text:p>
        </text:list-item>
        <text:list-item>
          <text:p text:style-name="P135"><text:span text:style-name="T136">c</text:span><text:span text:style-name="T137"><text:s/></text:span><text:span text:style-name="T138">consiste in</text:span><text:span text:style-name="T139"><text:s/></text:span><text:span text:style-name="T140">procedura</text:span></text:p>
        </text:list-item>
        <text:list-item>
          <text:p text:style-name="P141"><text:span text:style-name="T142">f<text:s/></text:span><text:span text:style-name="T143">contiene</text:span><text:span text:style-name="T144"><text:s/></text:span><text:span text:style-name="T145">c</text:span></text:p>
        </text:list-item>
      </text:list>
      <text:p text:style-name="P146"/>
      <text:p text:style-name="P147"/>
      <text:h text:style-name="P148" text:outline-level="2"><text:bookmark-start text:name="_cu8tg2p7r833"/><text:bookmark-end text:name="_cu8tg2p7r833"/></text:h>
      <text:h text:style-name="P149" text:outline-level="2"><text:span text:style-name="T150">2a.1 eliminaCompito(</text:span><text:span text:style-name="T151">compito</text:span><text:span text:style-name="T152">: Compito)</text:span></text:h>
      <text:p text:style-name="P153"><text:span text:style-name="T154">Pre-condizioni:</text:span></text:p>
      <text:list text:style-name="LFO4" text:continue-numbering="true">
        <text:list-item>
          <text:p text:style-name="P155"><text:span text:style-name="T156">è in corso la definizione di un Foglio Riepilogativo<text:s/></text:span><text:span text:style-name="T157">f<text:s/></text:span><text:span text:style-name="T158">e<text:s/></text:span><text:span text:style-name="T159">ch</text:span><text:span text:style-name="T160"><text:s/>è proprietario di</text:span><text:span text:style-name="T161"><text:s/></text:span><text:span text:style-name="T162">f</text:span></text:p>
        </text:list-item>
        <text:list-item>
          <text:p text:style-name="P163"><text:span text:style-name="T164">f<text:s/></text:span><text:span text:style-name="T165">contiene</text:span><text:span text:style-name="T166"><text:s/></text:span><text:span text:style-name="T167">compito</text:span></text:p>
        </text:list-item>
      </text:list>
      <text:p text:style-name="P168"/>
      <text:p text:style-name="P169">Post-condizioni:<text:s/></text:p>
      <text:list text:style-name="LFO4" text:continue-numbering="true">
        <text:list-item>
          <text:p text:style-name="P170"><text:span text:style-name="T171">[se<text:s/></text:span><text:span text:style-name="T172">f</text:span><text:span text:style-name="T173"><text:s/></text:span><text:span text:style-name="T174">contiene</text:span><text:span text:style-name="T175"><text:s/></text:span><text:span text:style-name="T176">compito</text:span><text:span text:style-name="T177">] l’istanza<text:s/></text:span><text:span text:style-name="T178">compito</text:span><text:span text:style-name="T179"><text:s/>viene eliminata</text:span></text:p>
        </text:list-item>
      </text:list>
      <text:p text:style-name="P180"/>
      <text:h text:style-name="P181" text:outline-level="2"><text:bookmark-start text:name="_m61kg47tcwk"/><text:bookmark-end text:name="_m61kg47tcwk"/>3. ordinaElencoCompiti(ordinamento)</text:h>
      <text:p text:style-name="P182">Pre-condizioni:</text:p>
      <text:list text:style-name="LFO4" text:continue-numbering="true">
        <text:list-item>
          <text:p text:style-name="P183"><text:span text:style-name="T184">è in corso la definizione di un Foglio Riepilogativo<text:s/></text:span><text:span text:style-name="T185">f<text:s/></text:span><text:span text:style-name="T186">e<text:s/></text:span><text:span text:style-name="T187">ch</text:span><text:span text:style-name="T188"><text:s/>è proprietario di</text:span><text:span text:style-name="T189"><text:s/></text:span><text:span text:style-name="T190">f</text:span></text:p>
        </text:list-item>
      </text:list>
      <text:p text:style-name="P191">Post-condizioni:<text:s/></text:p>
      <text:list text:style-name="LFO4" text:continue-numbering="true">
        <text:list-item>
          <text:p text:style-name="P192"><text:span text:style-name="T193">l’associazione<text:s/></text:span><text:span text:style-name="T194">contiene<text:s/></text:span><text:span text:style-name="T195">fra</text:span><text:span text:style-name="T196"><text:s/>f<text:s/></text:span><text:span text:style-name="T197">e</text:span><text:span text:style-name="T198"><text:s/>c<text:s/></text:span><text:span text:style-name="T199">è modificata in accordo con<text:s/></text:span><text:span text:style-name="T200">ordinamento</text:span></text:p>
        </text:list-item>
      </text:list>
      <text:p text:style-name="P201"/>
      <text:h text:style-name="P202" text:outline-level="2"><text:bookmark-start text:name="_38ancff3nneb"/><text:bookmark-end text:name="_38ancff3nneb"/>4. consultaTabellone()</text:h>
      <text:p text:style-name="P203"><text:span text:style-name="T204">Pre-condizioni:<text:s/></text:span><text:span text:style-name="T205">---</text:span></text:p>
      <text:p text:style-name="P206"><text:span text:style-name="T207">Post-condizioni:<text:s/></text:span><text:span text:style-name="T208">---</text:span></text:p>
      <text:p text:style-name="P209"/>
      <text:h text:style-name="P210" text:outline-level="2"><text:bookmark-start text:name="_xs1qj1izeoos"/><text:bookmark-end text:name="_xs1qj1izeoos"/><text:span text:style-name="T211">5. assegnaCompito(</text:span><text:span text:style-name="T212">compito</text:span><text:span text:style-name="T213">: Compito,<text:s/></text:span><text:span text:style-name="T214">turno</text:span><text:span text:style-name="T215">: Turno,<text:s/></text:span><text:span text:style-name="T216">cuoco?</text:span><text:span text:style-name="T217">: Cuoco,<text:s/></text:span><text:span text:style-name="T218">tempo?</text:span><text:span text:style-name="T219">: numero,<text:s/></text:span><text:span text:style-name="T220">porzioni?</text:span><text:span text:style-name="T221">: numero)</text:span></text:h>
      <text:p text:style-name="P222">Pre-condizioni:<text:s/></text:p>
      <text:list text:style-name="LFO4" text:continue-numbering="true">
        <text:list-item>
          <text:p text:style-name="P223"><text:span text:style-name="T224">è in<text:s/></text:span><text:span text:style-name="T225">corso la definizione di un Foglio Riepilogativo<text:s/></text:span><text:span text:style-name="T226">f<text:s/></text:span><text:span text:style-name="T227">e<text:s/></text:span><text:span text:style-name="T228">ch</text:span><text:span text:style-name="T229"><text:s/>è proprietario di</text:span><text:span text:style-name="T230"><text:s/></text:span><text:span text:style-name="T231">f</text:span></text:p>
        </text:list-item>
        <text:list-item>
          <text:p text:style-name="P232"><text:span text:style-name="T233">f<text:s/></text:span><text:span text:style-name="T234">contiene</text:span><text:span text:style-name="T235"><text:s/></text:span><text:span text:style-name="T236">compito</text:span></text:p>
        </text:list-item>
      </text:list>
      <text:p text:style-name="P237"/>
      <text:p text:style-name="P238"><text:span text:style-name="T239">Post-condizioni:</text:span><text:span text:style-name="T240"><text:s/></text:span></text:p>
      <text:list text:style-name="LFO5" text:continue-numbering="true">
        <text:list-item>
          <text:p text:style-name="P241"><text:span text:style-name="T242">Se<text:s/></text:span><text:span text:style-name="T243">turno</text:span><text:span text:style-name="T244"><text:s/>non è nel passato:</text:span></text:p>
        </text:list-item>
      </text:list>
      <text:list text:style-name="LFO6" text:continue-numbering="true">
        <text:list-item>
          <text:p text:style-name="P245"><text:span text:style-name="T246">compito</text:span><text:span text:style-name="T247"><text:s/>è<text:s/></text:span><text:span text:style-name="T248">svolto in</text:span><text:span text:style-name="T249"><text:s/></text:span><text:span text:style-name="T250">turno</text:span></text:p>
        </text:list-item>
        <text:list-item>
          <text:p text:style-name="P251"><text:span text:style-name="T252">[Se<text:s/></text:span><text:span text:style-name="T253">cuoco</text:span><text:span text:style-name="T254"><text:s/>è definito e<text:s/></text:span><text:span text:style-name="T255">cuoco</text:span><text:span text:style-name="T256"><text:s/></text:span><text:span text:style-name="T257">lavora in</text:span><text:span text:style-name="T258"><text:s/></text:span><text:span text:style-name="T259">turno</text:span><text:span text:style-name="T260">]<text:s/></text:span><text:span text:style-name="T261">compito</text:span><text:span text:style-name="T262"><text:s/>è<text:s/></text:span><text:span text:style-name="T263">eseguito da</text:span><text:span text:style-name="T264"><text:s/></text:span><text:span text:style-name="T265">cuoco</text:span></text:p>
        </text:list-item>
        <text:list-item>
          <text:p text:style-name="P266"><text:span text:style-name="T267">[Se<text:s/></text:span><text:span text:style-name="T268">tempo</text:span><text:span text:style-name="T269"><text:s/>è<text:s/></text:span><text:span text:style-name="T270">definito]<text:s/></text:span><text:span text:style-name="T271">compito.tempo</text:span><text:span text:style-name="T272"><text:s/>=<text:s/></text:span><text:span text:style-name="T273">tempo</text:span></text:p>
        </text:list-item>
        <text:list-item>
          <text:p text:style-name="P274"><text:span text:style-name="T275">[Se<text:s/></text:span><text:span text:style-name="T276">porzioni</text:span><text:span text:style-name="T277"><text:s/>è definito]<text:s/></text:span><text:span text:style-name="T278">compito.porzioni</text:span><text:span text:style-name="T279"><text:s/>=<text:s/></text:span><text:span text:style-name="T280">porzioni</text:span></text:p>
        </text:list-item>
        <text:list-item>
          <text:p text:style-name="P281"><text:span text:style-name="T282">tab</text:span><text:span text:style-name="T283"><text:s/></text:span><text:span text:style-name="T284">contiene</text:span><text:span text:style-name="T285"><text:s/></text:span><text:span text:style-name="T286">turno</text:span></text:p>
        </text:list-item>
      </text:list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h text:style-name="P298" text:outline-level="2"><text:bookmark-start text:name="_kidsvqjiwrd9"/><text:bookmark-end text:name="_kidsvqjiwrd9"/><text:span text:style-name="T299">5a.1 modificaAssegnamento(</text:span><text:span text:style-name="T300">compito</text:span><text:span text:style-name="T301">: Compito,<text:s/></text:span><text:span text:style-name="T302">nuovoTurno</text:span><text:span text:style-name="T303">: Turno,<text:s/></text:span><text:span text:style-name="T304">nuovoCuoco?</text:span><text:span text:style-name="T305">: Cuoco, <text:s/></text:span><text:span text:style-name="T306">tempo?</text:span><text:span text:style-name="T307">: numero,<text:s/></text:span><text:span text:style-name="T308">porzioni?</text:span><text:span text:style-name="T309">: numero)</text:span></text:h>
      <text:p text:style-name="P310">Pre-condizioni:<text:s/></text:p>
      <text:list text:style-name="LFO7" text:continue-numbering="true">
        <text:list-item>
          <text:p text:style-name="P311"><text:span text:style-name="T312">è in<text:s/></text:span><text:span text:style-name="T313">corso la definizione di un Foglio Riepilogativo<text:s/></text:span><text:span text:style-name="T314">f<text:s/></text:span><text:span text:style-name="T315">e<text:s/></text:span><text:span text:style-name="T316">ch</text:span><text:span text:style-name="T317"><text:s/>è proprietario di</text:span><text:span text:style-name="T318"><text:s/></text:span><text:span text:style-name="T319">f</text:span></text:p>
        </text:list-item>
        <text:list-item>
          <text:p text:style-name="P320"><text:span text:style-name="T321">f<text:s/></text:span><text:span text:style-name="T322">contiene</text:span><text:span text:style-name="T323"><text:s/></text:span><text:span text:style-name="T324">compito</text:span></text:p>
        </text:list-item>
        <text:list-item>
          <text:p text:style-name="P325"><text:span text:style-name="T326">esiste un Turno<text:s/></text:span><text:span text:style-name="T327">t</text:span><text:span text:style-name="T328"><text:s/>tale che<text:s/></text:span><text:span text:style-name="T329">t<text:s/></text:span><text:span text:style-name="T330">non è nel passato e<text:s/></text:span><text:span text:style-name="T331">compito</text:span><text:span text:style-name="T332"><text:s/></text:span><text:span text:style-name="T333">è<text:s/></text:span><text:span text:style-name="T334">svolto in</text:span><text:span text:style-name="T335"><text:s/></text:span><text:span text:style-name="T336">t</text:span></text:p>
        </text:list-item>
        <text:list-item>
          <text:p text:style-name="P337"><text:span text:style-name="T338">tab</text:span><text:span text:style-name="T339"><text:s/></text:span><text:span text:style-name="T340">contiene</text:span><text:span text:style-name="T341"><text:s/>t</text:span></text:p>
        </text:list-item>
        <text:list-item>
          <text:p text:style-name="P342"><text:span text:style-name="T343">l’istanza</text:span><text:span text:style-name="T344"><text:s/>nuovoTurno<text:s/></text:span><text:span text:style-name="T345">è diversa da</text:span><text:span text:style-name="T346"><text:s/>t</text:span></text:p>
        </text:list-item>
        <text:list-item>
          <text:p text:style-name="P347"><text:span text:style-name="T348">[se<text:s/></text:span><text:span text:style-name="T349">nuovoCuoco</text:span><text:span text:style-name="T350"><text:s/>è definito]</text:span><text:span text:style-name="T351"><text:s/></text:span><text:span text:style-name="T352">nuovoCuoco</text:span><text:span text:style-name="T353"><text:s/></text:span><text:span text:style-name="T354">lavora in</text:span><text:span text:style-name="T355"><text:s/></text:span><text:span text:style-name="T356">nuovoTurno</text:span></text:p>
        </text:list-item>
      </text:list>
      <text:p text:style-name="P357">Post-condizioni:</text:p>
      <text:list text:style-name="LFO7" text:continue-numbering="true">
        <text:list-item>
          <text:p text:style-name="P358"><text:span text:style-name="T359">Se<text:s/></text:span><text:span text:style-name="T360">nuovoTurno</text:span><text:span text:style-name="T361"><text:s/>non è nel passato:</text:span></text:p>
          <text:list text:continue-numbering="true">
            <text:list-item>
              <text:p text:style-name="P362"><text:span text:style-name="T363">[se esiste un Cuoco<text:s/></text:span><text:span text:style-name="T364">c</text:span><text:span text:style-name="T365"><text:s/>tale che<text:s/></text:span><text:span text:style-name="T366">compito</text:span><text:span text:style-name="T367"><text:s/></text:span><text:span text:style-name="T368">è eseguito da</text:span><text:span text:style-name="T369"><text:s/></text:span><text:span text:style-name="T370">c</text:span><text:span text:style-name="T371">] l’associazione<text:s/></text:span><text:span text:style-name="T372">eseguito da</text:span><text:span text:style-name="T373"><text:s/>tra<text:s/></text:span><text:span text:style-name="T374">compito</text:span><text:span text:style-name="T375"><text:s/>e<text:s/></text:span><text:span text:style-name="T376">c</text:span><text:span text:style-name="T377"><text:s/>viene eliminata</text:span></text:p>
            </text:list-item>
            <text:list-item>
              <text:p text:style-name="P378"><text:span text:style-name="T379">L’associazione<text:s/></text:span><text:span text:style-name="T380">svolto in</text:span><text:span text:style-name="T381"><text:s/>tra<text:s/></text:span><text:span text:style-name="T382">t</text:span><text:span text:style-name="T383"><text:s/>e<text:s/></text:span><text:span text:style-name="T384">compito</text:span><text:span text:style-name="T385"><text:s/>è<text:s/></text:span><text:span text:style-name="T386">eliminata</text:span></text:p>
            </text:list-item>
            <text:list-item>
              <text:p text:style-name="P387"><text:span text:style-name="T388">[se non esiste alcun Compito<text:s/></text:span><text:span text:style-name="T389">cmp</text:span><text:span text:style-name="T390"><text:s/>tale che<text:s/></text:span><text:span text:style-name="T391">cmp</text:span><text:span text:style-name="T392"><text:s/></text:span><text:span text:style-name="T393">è svolto in<text:s/></text:span><text:span text:style-name="T394">t</text:span><text:span text:style-name="T395">] l’associazione<text:s/></text:span><text:span text:style-name="T396">contiene</text:span><text:span text:style-name="T397"><text:s/>tra<text:s/></text:span><text:span text:style-name="T398">tab</text:span><text:span text:style-name="T399"><text:s/>e</text:span><text:span text:style-name="T400"><text:s/>t</text:span><text:span text:style-name="T401"><text:s/>viene eliminata</text:span></text:p>
            </text:list-item>
            <text:list-item>
              <text:p text:style-name="P402"><text:span text:style-name="T403">[se non esiste alcun Compito<text:s/></text:span><text:span text:style-name="T404">cmp_i</text:span><text:span text:style-name="T405"><text:s/>tale che<text:s/></text:span><text:span text:style-name="T406">cmp_i</text:span><text:span text:style-name="T407"><text:s/></text:span><text:span text:style-name="T408">è svolto in</text:span><text:span text:style-name="T409"><text:s/></text:span><text:span text:style-name="T410">nuovoTurno</text:span><text:span text:style-name="T411"><text:s/>]<text:s/></text:span><text:span text:style-name="T412">tab</text:span><text:span text:style-name="T413"><text:s/></text:span><text:span text:style-name="T414">contiene</text:span><text:span text:style-name="T415"><text:s/></text:span><text:span text:style-name="T416">nuovoTurno</text:span></text:p>
            </text:list-item>
            <text:list-item>
              <text:p text:style-name="P417"><text:span text:style-name="T418">compito</text:span><text:span text:style-name="T419"><text:s/>è svolto in<text:s/></text:span><text:span text:style-name="T420">nuovoTurno</text:span></text:p>
            </text:list-item>
            <text:list-item>
              <text:p text:style-name="P421"><text:span text:style-name="T422">[se</text:span><text:span text:style-name="T423"><text:s/>nuovoCuoco</text:span><text:span text:style-name="T424"><text:s/>è definito]<text:s/></text:span><text:span text:style-name="T425">compito</text:span><text:span text:style-name="T426"><text:s/>è eseguito da</text:span><text:span text:style-name="T427"><text:s/>nuovoCuoco</text:span></text:p>
            </text:list-item>
            <text:list-item>
              <text:p text:style-name="P428"><text:span text:style-name="T429">[se<text:s/></text:span><text:span text:style-name="T430">tempo</text:span><text:span text:style-name="T431"><text:s/>è definito]<text:s/></text:span><text:span text:style-name="T432">compito.tempo</text:span><text:span text:style-name="T433"><text:s/>=<text:s/></text:span><text:span text:style-name="T434">tempo</text:span></text:p>
            </text:list-item>
            <text:list-item>
              <text:p text:style-name="P435"><text:span text:style-name="T436">[se<text:s/></text:span><text:span text:style-name="T437">porzioni</text:span><text:span text:style-name="T438"><text:s/>è definito]<text:s/></text:span><text:span text:style-name="T439">compito.porzioni</text:span><text:span text:style-name="T440"><text:s/>=<text:s/></text:span><text:span text:style-name="T441">porzioni</text:span></text:p>
            </text:list-item>
          </text:list>
        </text:list-item>
      </text:list>
      <text:p text:style-name="P442"/>
      <text:h text:style-name="P443" text:outline-level="2"><text:bookmark-start text:name="_tucehhpvagua"/><text:bookmark-end text:name="_tucehhpvagua"/><text:span text:style-name="T444">5b.1 eliminaAssegnamento(</text:span><text:span text:style-name="T445">compito</text:span><text:span text:style-name="T446">: Compito)</text:span></text:h>
      <text:p text:style-name="P447"><text:span text:style-name="T448">Pre-condizioni:</text:span><text:span text:style-name="T449"><text:s/></text:span></text:p>
      <text:list text:style-name="LFO7" text:continue-numbering="true">
        <text:list-item>
          <text:p text:style-name="P450"><text:span text:style-name="T451">È in corso la definizione di un Foglio Ri</text:span><text:span text:style-name="T452">epilogativo<text:s/></text:span><text:span text:style-name="T453">f<text:s/></text:span><text:span text:style-name="T454">e<text:s/></text:span><text:span text:style-name="T455">ch</text:span><text:span text:style-name="T456"><text:s/>è proprietario di</text:span><text:span text:style-name="T457"><text:s/></text:span><text:span text:style-name="T458">f</text:span></text:p>
        </text:list-item>
        <text:list-item>
          <text:p text:style-name="P459"><text:span text:style-name="T460">f<text:s/></text:span><text:span text:style-name="T461">contiene</text:span><text:span text:style-name="T462"><text:s/></text:span><text:span text:style-name="T463">compito</text:span></text:p>
        </text:list-item>
        <text:list-item>
          <text:p text:style-name="P464"><text:span text:style-name="T465">Esiste un Turno<text:s/></text:span><text:span text:style-name="T466">t</text:span><text:span text:style-name="T467"><text:s/>tale che<text:s/></text:span><text:span text:style-name="T468">compito</text:span><text:span text:style-name="T469"><text:s/></text:span><text:span text:style-name="T470">è svolto in</text:span><text:span text:style-name="T471"><text:s/></text:span><text:span text:style-name="T472">t</text:span></text:p>
        </text:list-item>
        <text:list-item>
          <text:p text:style-name="P473"><text:span text:style-name="T474">tab</text:span><text:span text:style-name="T475"><text:s/></text:span><text:span text:style-name="T476">contiene</text:span><text:span text:style-name="T477"><text:s/></text:span><text:span text:style-name="T478">t</text:span></text:p>
        </text:list-item>
      </text:list>
      <text:p text:style-name="P479"/>
      <text:p text:style-name="P480"><text:span text:style-name="T481">Post-condizioni:</text:span><text:span text:style-name="T482"><text:s/></text:span></text:p>
      <text:list text:style-name="LFO8" text:continue-numbering="true">
        <text:list-item>
          <text:p text:style-name="P483"><text:span text:style-name="T484">l’associazione<text:s/></text:span><text:span text:style-name="T485">svolto in</text:span><text:span text:style-name="T486"><text:s/>tra<text:s/></text:span><text:span text:style-name="T487">t</text:span><text:span text:style-name="T488"><text:s/>e<text:s/></text:span><text:span text:style-name="T489">compito</text:span><text:span text:style-name="T490"><text:s/>è eliminata</text:span></text:p>
        </text:list-item>
        <text:list-item>
          <text:p text:style-name="P491"><text:span text:style-name="T492">[se esiste un Cuoco<text:s/></text:span><text:span text:style-name="T493">c</text:span><text:span text:style-name="T494"><text:s/>tale che<text:s/></text:span><text:span text:style-name="T495">compito</text:span><text:span text:style-name="T496"><text:s/>è<text:s/></text:span><text:span text:style-name="T497">eseguito da</text:span><text:span text:style-name="T498"><text:s/></text:span><text:span text:style-name="T499">c</text:span><text:span text:style-name="T500">]<text:s/></text:span><text:span text:style-name="T501">l’associazione<text:s/></text:span><text:span text:style-name="T502">eseguito da</text:span><text:span text:style-name="T503"><text:s/>tra<text:s/></text:span><text:span text:style-name="T504">c</text:span><text:span text:style-name="T505"><text:s/>e<text:s/></text:span><text:span text:style-name="T506">compito</text:span><text:span text:style-name="T507"><text:s/>è eliminata</text:span></text:p>
        </text:list-item>
        <text:list-item>
          <text:p text:style-name="P508"><text:span text:style-name="T509">[se non esiste alcun Compito<text:s/></text:span><text:span text:style-name="T510">cmp</text:span><text:span text:style-name="T511"><text:s/>tale che<text:s/></text:span><text:span text:style-name="T512">cmp</text:span><text:span text:style-name="T513"><text:s/></text:span><text:span text:style-name="T514">è svolto in<text:s/></text:span><text:span text:style-name="T515">t</text:span><text:span text:style-name="T516">] l’associazione<text:s/></text:span><text:span text:style-name="T517">contiene</text:span><text:span text:style-name="T518"><text:s/>tra<text:s/></text:span><text:span text:style-name="T519">tab</text:span><text:span text:style-name="T520"><text:s/>e</text:span><text:span text:style-name="T521"><text:s/>t</text:span><text:span text:style-name="T522"><text:s/>viene eliminata</text:span></text:p>
        </text:list-item>
      </text:list>
      <text:soft-page-break/>
      <text:h text:style-name="P523" text:outline-level="2"><text:span text:style-name="T524">5c.1 aggiungi Specifica (</text:span><text:span text:style-name="T525">compito</text:span><text:span text:style-name="T526">: Compito,<text:s/></text:span><text:span text:style-name="T527">cuoco?</text:span><text:span text:style-name="T528">: Cuoco,<text:s/></text:span><text:span text:style-name="T529">tempo?</text:span><text:span text:style-name="T530">: numero,<text:s/></text:span><text:span text:style-name="T531">porzioni?</text:span><text:span text:style-name="T532">: numero)</text:span></text:h>
      <text:p text:style-name="P533"><text:span text:style-name="T534">Pre-condizioni:</text:span><text:span text:style-name="T535"><text:s/></text:span></text:p>
      <text:list text:style-name="LFO7" text:continue-numbering="true">
        <text:list-item>
          <text:p text:style-name="P536"><text:span text:style-name="T537">è in corso la definizione di un Foglio Riepilogativo<text:s/></text:span><text:span text:style-name="T538">f<text:s/></text:span><text:span text:style-name="T539">e<text:s/></text:span><text:span text:style-name="T540">ch</text:span><text:span text:style-name="T541"><text:s/>è proprietario di</text:span><text:span text:style-name="T542"><text:s/></text:span><text:span text:style-name="T543">f</text:span></text:p>
        </text:list-item>
        <text:list-item>
          <text:p text:style-name="P544"><text:span text:style-name="T545">f<text:s/></text:span><text:span text:style-name="T546">contiene</text:span><text:span text:style-name="T547"><text:s/></text:span><text:span text:style-name="T548">compito</text:span></text:p>
        </text:list-item>
        <text:list-item>
          <text:p text:style-name="P549"><text:span text:style-name="T550">[se<text:s/></text:span><text:span text:style-name="T551">cuoco</text:span><text:span text:style-name="T552"><text:s/>è definito]</text:span><text:span text:style-name="T553"><text:s/></text:span><text:span text:style-name="T554">esiste un</text:span><text:span text:style-name="T555"><text:s/></text:span><text:span text:style-name="T556">Turno</text:span><text:span text:style-name="T557"><text:s/>t<text:s/></text:span><text:span text:style-name="T558">tale che</text:span><text:span text:style-name="T559"><text:s/></text:span><text:span text:style-name="T560">compito</text:span><text:span text:style-name="T561"><text:s/></text:span><text:span text:style-name="T562">è svolto in</text:span><text:span text:style-name="T563"><text:s/>t<text:s/></text:span><text:span text:style-name="T564">e</text:span><text:span text:style-name="T565"><text:s/></text:span><text:span text:style-name="T566">cuoco</text:span><text:span text:style-name="T567"><text:s/></text:span><text:span text:style-name="T568">lavora in<text:s/></text:span><text:span text:style-name="T569">t</text:span></text:p>
        </text:list-item>
      </text:list>
      <text:p text:style-name="P570"/>
      <text:p text:style-name="P571">Post-condizioni:</text:p>
      <text:list text:style-name="LFO9" text:continue-numbering="true">
        <text:list-item>
          <text:p text:style-name="P572"><text:span text:style-name="T573">[se<text:s/></text:span><text:span text:style-name="T574">cuoco</text:span><text:span text:style-name="T575"><text:s/>è definito]<text:s/></text:span><text:span text:style-name="T576">compito</text:span><text:span text:style-name="T577"><text:s/></text:span><text:span text:style-name="T578">è eseguito da</text:span><text:span text:style-name="T579"><text:s/></text:span><text:span text:style-name="T580">cuoco</text:span></text:p>
        </text:list-item>
        <text:list-item>
          <text:p text:style-name="P581"><text:span text:style-name="T582">[Se<text:s/></text:span><text:span text:style-name="T583">tempo</text:span><text:span text:style-name="T584"><text:s/>è definito]<text:s/></text:span><text:span text:style-name="T585">compito.</text:span><text:span text:style-name="T586">tempo =<text:s/></text:span><text:span text:style-name="T587">tempo</text:span></text:p>
        </text:list-item>
        <text:list-item>
          <text:p text:style-name="P588"><text:span text:style-name="T589">[Se<text:s/></text:span><text:span text:style-name="T590">porzioni</text:span><text:span text:style-name="T591"><text:s/>è definito]<text:s/></text:span><text:span text:style-name="T592">compito</text:span><text:span text:style-name="T593">.porzioni =<text:s/></text:span><text:span text:style-name="T594">porzioni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line-height="115%" fo:background-color="transparent" style:tab-stop-distance="0.5in"/>
      <style:text-properties style:font-name="Georgia" style:font-name-asian="Georgia" style:font-name-complex="Georgi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25in" fo:margin-bottom="0.0833in"/>
      <style:text-properties fo:font-weight="bold" style:font-weight-asian="bold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2222in" fo:margin-bottom="0.0555in"/>
      <style:text-properties fo:font-weight="bold" style:font-weight-asian="bold" fo:color="#434343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" style:display-name="Titolo" style:family="paragraph" style:parent-style-name="Normale" style:next-style-name="Normale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ttotitolo" style:display-name="Sottotitolo" style:family="paragraph" style:parent-style-name="Normale" style:next-style-name="Normale">
      <style:paragraph-properties fo:keep-with-next="always" fo:keep-together="always" fo:margin-bottom="0.2222in"/>
      <style:text-properties style:font-name="Arial" style:font-name-asian="Arial" style:font-name-complex="Arial" fo:color="#666666" fo:font-size="15pt" style:font-size-asian="15pt" style:font-size-complex="15pt"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Georgia" style:font-name-asian="Georgia" style:font-name-complex="Georgia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style:style style:name="WW_CharLFO7LVL1" style:family="text">
      <style:text-properties fo:font-weight="normal" style:font-weight-asian="normal" style:font-weight-complex="normal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eorgi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6LVL2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3" text:style-name="WW_CharLFO6LVL3" text:bullet-char="-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style-name="WW_CharLFO6LVL4" text:bullet-char="-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6LVL5" text:bullet-char="-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6" text:style-name="WW_CharLFO6LVL6" text:bullet-char="-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style-name="WW_CharLFO6LVL7" text:bullet-char="-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6LVL8" text:bullet-char="-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  <text:list-level-style-bullet text:level="9" text:style-name="WW_CharLFO6LVL9" text:bullet-char="-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.7868in" fo:margin-left="0.5902in" fo:margin-bottom="0.7868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useppe Catalano</meta:initial-creator>
    <dc:creator>Giuseppe Catalano</dc:creator>
    <meta:creation-date>2021-06-12T07:41:00Z</meta:creation-date>
    <dc:date>2021-06-13T09:40:00Z</dc:date>
    <meta:template xlink:href="Normal.dotm" xlink:type="simple"/>
    <meta:editing-cycles>5</meta:editing-cycles>
    <meta:editing-duration>PT14040S</meta:editing-duration>
    <meta:document-statistic meta:page-count="4" meta:paragraph-count="8" meta:word-count="612" meta:character-count="4093" meta:row-count="29" meta:non-whitespace-character-count="3489"/>
  </office:meta>
</office:document-meta>
</file>